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1275cm" style:use-optimal-column-width="true"/>
    </style:style>
    <style:style style:name="co3" style:family="table-column">
      <style:table-column-properties fo:break-before="auto" style:column-width="3.76766666666667cm" style:use-optimal-column-width="true"/>
    </style:style>
    <style:style style:name="co4" style:family="table-column">
      <style:table-column-properties fo:break-before="auto" style:column-width="5.54566666666667cm" style:use-optimal-column-width="true"/>
    </style:style>
    <style:style style:name="co5" style:family="table-column">
      <style:table-column-properties fo:break-before="auto" style:column-width="5.164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16373" table:default-cell-style-name="ce1"/>
        <table:table-row table:style-name="ro1">
          <table:table-cell office:value-type="string" table:style-name="ce1">
            <text:p>Pays</text:p>
          </table:table-cell>
          <table:table-cell office:value-type="string" table:style-name="ce1">
            <text:p>année</text:p>
          </table:table-cell>
          <table:table-cell office:value-type="string" table:style-name="ce1">
            <text:p>Nombre de participant</text:p>
          </table:table-cell>
          <table:table-cell office:value-type="string" table:style-name="ce1">
            <text:p>Nombre de médaillé</text:p>
          </table:table-cell>
          <table:table-cell office:value-type="string" table:style-name="ce1">
            <text:p>Nombre de femme participante</text:p>
          </table:table-cell>
          <table:table-cell office:value-type="string" table:style-name="ce1">
            <text:p>Proportion de femme parmis les paticipants</text:p>
          </table:table-cell>
          <table:table-cell office:value-type="string" table:style-name="ce1">
            <text:p>Nombre de femme médaillée</text:p>
          </table:table-cell>
          <table:table-cell office:value-type="string" table:style-name="ce2">
            <text:p>Proportion de medaillés parmi les femmes</text:p>
          </table:table-cell>
          <table:table-cell office:value-type="string" table:style-name="ce2">
            <text:p>Proportion de femme parmi les médaillés</text:p>
          </table:table-cell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1">
            <text:p>Colonne2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13" table:style-name="ce3">
            <text:p>USA</text:p>
          </table:table-cell>
          <table:table-cell office:value-type="float" office:value="1992" table:style-name="ce1">
            <text:p>1992</text:p>
          </table:table-cell>
          <table:table-cell office:value-type="float" office:value="968" table:style-name="ce1">
            <text:p>968</text:p>
          </table:table-cell>
          <table:table-cell office:value-type="float" office:value="238" table:style-name="ce1">
            <text:p>238</text:p>
          </table:table-cell>
          <table:table-cell office:value-type="float" office:value="367" table:style-name="ce1">
            <text:p>367</text:p>
          </table:table-cell>
          <table:table-cell office:value-type="float" office:value="0.37913223140495866" table:formula="of:=[.E2]/[.C2]" table:style-name="ce1">
            <text:p>0,379132231</text:p>
          </table:table-cell>
          <table:table-cell office:value-type="float" office:value="113" table:style-name="ce1">
            <text:p>113</text:p>
          </table:table-cell>
          <table:table-cell office:value-type="float" office:value="0.30790190735694822" table:formula="of:=[.G2]/[.E2]" table:style-name="ce2">
            <text:p>0,3079</text:p>
          </table:table-cell>
          <table:table-cell office:value-type="float" office:value="0.47478991596638653" table:formula="of:=[.G2]/[.D2]" table:style-name="ce2">
            <text:p>0,4748</text:p>
          </table:table-cell>
          <table:table-cell office:value-type="float" office:value="0" table:style-name="ce2">
            <text:p>0,0000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covered-table-cell/>
          <table:table-cell office:value-type="float" office:value="1994" table:style-name="ce1">
            <text:p>1994</text:p>
          </table:table-cell>
          <table:table-cell office:value-type="float" office:value="237" table:style-name="ce1">
            <text:p>237</text:p>
          </table:table-cell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office:value-type="float" office:value="0.37552742616033757" table:formula="of:=[.E3]/[.C3]" table:style-name="ce1">
            <text:p>0,375527426</text:p>
          </table:table-cell>
          <table:table-cell office:value-type="float" office:value="12" table:style-name="ce1">
            <text:p>12</text:p>
          </table:table-cell>
          <table:table-cell office:value-type="float" office:value="0.1348314606741573" table:formula="of:=[.G3]/[.E3]" table:style-name="ce2">
            <text:p>0,1348</text:p>
          </table:table-cell>
          <table:table-cell office:value-type="float" office:value="0.63157894736842102" table:formula="of:=[.G3]/[.D3]" table:style-name="ce2">
            <text:p>0,6316</text:p>
          </table:table-cell>
          <table:table-cell office:value-type="float" office:value="-0.95080421710986784" table:formula="of:=(([.F3]-[.F2])/[.F2])*100" table:style-name="ce2">
            <text:p>-0,9508</text:p>
          </table:table-cell>
          <table:table-cell office:value-type="float" office:value="-56.209605250074581" table:formula="of:=(([.H3]-[.H2])/[.H2])*100" table:style-name="ce2">
            <text:p>-56,2096</text:p>
          </table:table-cell>
          <table:table-cell office:value-type="float" office:value="33.022822543083372" table:formula="of:=(([.I3]-[.I2])/[.I2])*100" table:style-name="ce2">
            <text:p>33,0228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6" table:style-name="ce1">
            <text:p>1996</text:p>
          </table:table-cell>
          <table:table-cell office:value-type="float" office:value="839" table:style-name="ce1">
            <text:p>839</text:p>
          </table:table-cell>
          <table:table-cell office:value-type="float" office:value="259" table:style-name="ce1">
            <text:p>259</text:p>
          </table:table-cell>
          <table:table-cell office:value-type="float" office:value="361" table:style-name="ce1">
            <text:p>361</text:p>
          </table:table-cell>
          <table:table-cell office:value-type="float" office:value="0.43027413587604291" table:formula="of:=[.E4]/[.C4]" table:style-name="ce1">
            <text:p>0,430274136</text:p>
          </table:table-cell>
          <table:table-cell office:value-type="float" office:value="127" table:style-name="ce1">
            <text:p>127</text:p>
          </table:table-cell>
          <table:table-cell office:value-type="float" office:value="0.35180055401662053" table:formula="of:=[.G4]/[.E4]" table:style-name="ce2">
            <text:p>0,3518</text:p>
          </table:table-cell>
          <table:table-cell office:value-type="float" office:value="0.49034749034749037" table:formula="of:=[.G4]/[.D4]" table:style-name="ce2">
            <text:p>0,4903</text:p>
          </table:table-cell>
          <table:table-cell office:value-type="float" office:value="14.578618205193441" table:formula="of:=(([.F4]-[.F3])/[.F3])*100" table:style-name="ce2">
            <text:p>14,5786</text:p>
          </table:table-cell>
          <table:table-cell office:value-type="float" office:value="160.91874422899357" table:formula="of:=(([.H4]-[.H3])/[.H3])*100" table:style-name="ce2">
            <text:p>160,9187</text:p>
          </table:table-cell>
          <table:table-cell office:value-type="float" office:value="-22.361647361647353" table:formula="of:=(([.I4]-[.I3])/[.I3])*100" table:style-name="ce2">
            <text:p>-22,3616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8" table:style-name="ce1">
            <text:p>1998</text:p>
          </table:table-cell>
          <table:table-cell office:value-type="float" office:value="284" table:style-name="ce1">
            <text:p>284</text:p>
          </table:table-cell>
          <table:table-cell office:value-type="float" office:value="34" table:style-name="ce1">
            <text:p>34</text:p>
          </table:table-cell>
          <table:table-cell office:value-type="float" office:value="126" table:style-name="ce1">
            <text:p>126</text:p>
          </table:table-cell>
          <table:table-cell office:value-type="float" office:value="0.44366197183098594" table:formula="of:=[.E5]/[.C5]" table:style-name="ce1">
            <text:p>0,443661972</text:p>
          </table:table-cell>
          <table:table-cell office:value-type="float" office:value="27" table:style-name="ce1">
            <text:p>27</text:p>
          </table:table-cell>
          <table:table-cell office:value-type="float" office:value="0.21428571428571427" table:formula="of:=[.G5]/[.E5]" table:style-name="ce2">
            <text:p>0,2143</text:p>
          </table:table-cell>
          <table:table-cell office:value-type="float" office:value="0.79411764705882348" table:formula="of:=[.G5]/[.D5]" table:style-name="ce2">
            <text:p>0,7941</text:p>
          </table:table-cell>
          <table:table-cell office:value-type="float" office:value="3.1114665834341277" table:formula="of:=(([.F5]-[.F4])/[.F4])*100" table:style-name="ce2">
            <text:p>3,1115</text:p>
          </table:table-cell>
          <table:table-cell office:value-type="float" office:value="-39.088863892013507" table:formula="of:=(([.H5]-[.H4])/[.H4])*100" table:style-name="ce2">
            <text:p>-39,0889</text:p>
          </table:table-cell>
          <table:table-cell office:value-type="float" office:value="61.949976841130137" table:formula="of:=(([.I5]-[.I4])/[.I4])*100" table:style-name="ce2">
            <text:p>61,950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0" table:style-name="ce1">
            <text:p>2000</text:p>
          </table:table-cell>
          <table:table-cell office:value-type="float" office:value="764" table:style-name="ce1">
            <text:p>764</text:p>
          </table:table-cell>
          <table:table-cell office:value-type="float" office:value="242" table:style-name="ce1">
            <text:p>242</text:p>
          </table:table-cell>
          <table:table-cell office:value-type="float" office:value="340" table:style-name="ce1">
            <text:p>340</text:p>
          </table:table-cell>
          <table:table-cell office:value-type="float" office:value="0.44502617801047123" table:formula="of:=[.E6]/[.C6]" table:style-name="ce1">
            <text:p>0,445026178</text:p>
          </table:table-cell>
          <table:table-cell office:value-type="float" office:value="124" table:style-name="ce1">
            <text:p>124</text:p>
          </table:table-cell>
          <table:table-cell office:value-type="float" office:value="0.36470588235294116" table:formula="of:=[.G6]/[.E6]" table:style-name="ce2">
            <text:p>0,3647</text:p>
          </table:table-cell>
          <table:table-cell office:value-type="float" office:value="0.51239669421487599" table:formula="of:=[.G6]/[.D6]" table:style-name="ce2">
            <text:p>0,5124</text:p>
          </table:table-cell>
          <table:table-cell office:value-type="float" office:value="0.30748774204271717" table:formula="of:=(([.F6]-[.F5])/[.F5])*100" table:style-name="ce2">
            <text:p>0,3075</text:p>
          </table:table-cell>
          <table:table-cell office:value-type="float" office:value="70.196078431372555" table:formula="of:=(([.H6]-[.H5])/[.H5])*100" table:style-name="ce2">
            <text:p>70,1961</text:p>
          </table:table-cell>
          <table:table-cell office:value-type="float" office:value="-35.475971839608206" table:formula="of:=(([.I6]-[.I5])/[.I5])*100" table:style-name="ce2">
            <text:p>-35,4760</text:p>
          </table:table-cell>
          <table:table-cell table:style-name="ce1">
            <draw:frame draw:z-index="1" draw:id="id0" draw:style-name="a0" draw:name="Graphique 1" svg:x="0.86206in" svg:y="0.05088in" svg:width="10.38059in" svg:height="7.493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covered-table-cell/>
          <table:table-cell office:value-type="float" office:value="2002" table:style-name="ce1">
            <text:p>2002</text:p>
          </table:table-cell>
          <table:table-cell office:value-type="float" office:value="313" table:style-name="ce1">
            <text:p>313</text:p>
          </table:table-cell>
          <table:table-cell office:value-type="float" office:value="84" table:style-name="ce1">
            <text:p>84</text:p>
          </table:table-cell>
          <table:table-cell office:value-type="float" office:value="135" table:style-name="ce1">
            <text:p>135</text:p>
          </table:table-cell>
          <table:table-cell office:value-type="float" office:value="0.43130990415335463" table:formula="of:=[.E7]/[.C7]" table:style-name="ce1">
            <text:p>0,431309904</text:p>
          </table:table-cell>
          <table:table-cell office:value-type="float" office:value="31" table:style-name="ce1">
            <text:p>31</text:p>
          </table:table-cell>
          <table:table-cell office:value-type="float" office:value="0.22962962962962963" table:formula="of:=[.G7]/[.E7]" table:style-name="ce2">
            <text:p>0,2296</text:p>
          </table:table-cell>
          <table:table-cell office:value-type="float" office:value="0.36904761904761907" table:formula="of:=[.G7]/[.D7]" table:style-name="ce2">
            <text:p>0,3690</text:p>
          </table:table-cell>
          <table:table-cell office:value-type="float" office:value="-3.0821274196579656" table:formula="of:=(([.F7]-[.F6])/[.F6])*100" table:style-name="ce2">
            <text:p>-3,0821</text:p>
          </table:table-cell>
          <table:table-cell office:value-type="float" office:value="-37.037037037037038" table:formula="of:=(([.H7]-[.H6])/[.H6])*100" table:style-name="ce2">
            <text:p>-37,0370</text:p>
          </table:table-cell>
          <table:table-cell office:value-type="float" office:value="-27.976190476190467" table:formula="of:=(([.I7]-[.I6])/[.I6])*100" table:style-name="ce2">
            <text:p>-27,9762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4" table:style-name="ce1">
            <text:p>2004</text:p>
          </table:table-cell>
          <table:table-cell office:value-type="float" office:value="726" table:style-name="ce1">
            <text:p>726</text:p>
          </table:table-cell>
          <table:table-cell office:value-type="float" office:value="263" table:style-name="ce1">
            <text:p>263</text:p>
          </table:table-cell>
          <table:table-cell office:value-type="float" office:value="340" table:style-name="ce1">
            <text:p>340</text:p>
          </table:table-cell>
          <table:table-cell office:value-type="float" office:value="0.46831955922865015" table:formula="of:=[.E8]/[.C8]" table:style-name="ce1">
            <text:p>0,468319559</text:p>
          </table:table-cell>
          <table:table-cell office:value-type="float" office:value="146" table:style-name="ce1">
            <text:p>146</text:p>
          </table:table-cell>
          <table:table-cell office:value-type="float" office:value="0.42941176470588233" table:formula="of:=[.G8]/[.E8]" table:style-name="ce2">
            <text:p>0,4294</text:p>
          </table:table-cell>
          <table:table-cell office:value-type="float" office:value="0.55513307984790872" table:formula="of:=[.G8]/[.D8]" table:style-name="ce2">
            <text:p>0,5551</text:p>
          </table:table-cell>
          <table:table-cell office:value-type="float" office:value="8.580757065605555" table:formula="of:=(([.F8]-[.F7])/[.F7])*100" table:style-name="ce2">
            <text:p>8,5808</text:p>
          </table:table-cell>
          <table:table-cell office:value-type="float" office:value="87.001897533206815" table:formula="of:=(([.H8]-[.H7])/[.H7])*100" table:style-name="ce2">
            <text:p>87,0019</text:p>
          </table:table-cell>
          <table:table-cell office:value-type="float" office:value="50.423157120078486" table:formula="of:=(([.I8]-[.I7])/[.I7])*100" table:style-name="ce2">
            <text:p>50,4232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6" table:style-name="ce1">
            <text:p>2006</text:p>
          </table:table-cell>
          <table:table-cell office:value-type="float" office:value="325" table:style-name="ce1">
            <text:p>325</text:p>
          </table:table-cell>
          <table:table-cell office:value-type="float" office:value="52" table:style-name="ce1">
            <text:p>52</text:p>
          </table:table-cell>
          <table:table-cell office:value-type="float" office:value="138" table:style-name="ce1">
            <text:p>138</text:p>
          </table:table-cell>
          <table:table-cell office:value-type="float" office:value="0.42461538461538462" table:formula="of:=[.E9]/[.C9]" table:style-name="ce1">
            <text:p>0,424615385</text:p>
          </table:table-cell>
          <table:table-cell office:value-type="float" office:value="29" table:style-name="ce1">
            <text:p>29</text:p>
          </table:table-cell>
          <table:table-cell office:value-type="float" office:value="0.21014492753623187" table:formula="of:=[.G9]/[.E9]" table:style-name="ce2">
            <text:p>0,2101</text:p>
          </table:table-cell>
          <table:table-cell office:value-type="float" office:value="0.55769230769230771" table:formula="of:=[.G9]/[.D9]" table:style-name="ce2">
            <text:p>0,5577</text:p>
          </table:table-cell>
          <table:table-cell office:value-type="float" office:value="-9.3321266968325816" table:formula="of:=(([.F9]-[.F8])/[.F8])*100" table:style-name="ce2">
            <text:p>-9,3321</text:p>
          </table:table-cell>
          <table:table-cell office:value-type="float" office:value="-51.062140162795309" table:formula="of:=(([.H9]-[.H8])/[.H8])*100" table:style-name="ce2">
            <text:p>-51,0621</text:p>
          </table:table-cell>
          <table:table-cell office:value-type="float" office:value="0.46101159114858559" table:formula="of:=(([.I9]-[.I8])/[.I8])*100" table:style-name="ce2">
            <text:p>0,461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8" table:style-name="ce1">
            <text:p>2008</text:p>
          </table:table-cell>
          <table:table-cell office:value-type="float" office:value="763" table:style-name="ce1">
            <text:p>763</text:p>
          </table:table-cell>
          <table:table-cell office:value-type="float" office:value="317" table:style-name="ce1">
            <text:p>317</text:p>
          </table:table-cell>
          <table:table-cell office:value-type="float" office:value="366" table:style-name="ce1">
            <text:p>366</text:p>
          </table:table-cell>
          <table:table-cell office:value-type="float" office:value="0.4796854521625164" table:formula="of:=[.E10]/[.C10]" table:style-name="ce1">
            <text:p>0,479685452</text:p>
          </table:table-cell>
          <table:table-cell office:value-type="float" office:value="162" table:style-name="ce1">
            <text:p>162</text:p>
          </table:table-cell>
          <table:table-cell office:value-type="float" office:value="0.44262295081967212" table:formula="of:=[.G10]/[.E10]" table:style-name="ce2">
            <text:p>0,4426</text:p>
          </table:table-cell>
          <table:table-cell office:value-type="float" office:value="0.51104100946372244" table:formula="of:=[.G10]/[.D10]" table:style-name="ce2">
            <text:p>0,5110</text:p>
          </table:table-cell>
          <table:table-cell office:value-type="float" office:value="12.969399965810021" table:formula="of:=(([.F10]-[.F9])/[.F9])*100" table:style-name="ce2">
            <text:p>12,9694</text:p>
          </table:table-cell>
          <table:table-cell office:value-type="float" office:value="110.62747314867156" table:formula="of:=(([.H10]-[.H9])/[.H9])*100" table:style-name="ce2">
            <text:p>110,6275</text:p>
          </table:table-cell>
          <table:table-cell office:value-type="float" office:value="-8.3650603720221852" table:formula="of:=(([.I10]-[.I9])/[.I9])*100" table:style-name="ce2">
            <text:p>-8,3651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0" table:style-name="ce1">
            <text:p>2010</text:p>
          </table:table-cell>
          <table:table-cell office:value-type="float" office:value="341" table:style-name="ce1">
            <text:p>341</text:p>
          </table:table-cell>
          <table:table-cell office:value-type="float" office:value="97" table:style-name="ce1">
            <text:p>97</text:p>
          </table:table-cell>
          <table:table-cell office:value-type="float" office:value="145" table:style-name="ce1">
            <text:p>145</text:p>
          </table:table-cell>
          <table:table-cell office:value-type="float" office:value="0.42521994134897362" table:formula="of:=[.E11]/[.C11]" table:style-name="ce1">
            <text:p>0,425219941</text:p>
          </table:table-cell>
          <table:table-cell office:value-type="float" office:value="38" table:style-name="ce1">
            <text:p>38</text:p>
          </table:table-cell>
          <table:table-cell office:value-type="float" office:value="0.2620689655172414" table:formula="of:=[.G11]/[.E11]" table:style-name="ce2">
            <text:p>0,2621</text:p>
          </table:table-cell>
          <table:table-cell office:value-type="float" office:value="0.39175257731958762" table:formula="of:=[.G11]/[.D11]" table:style-name="ce2">
            <text:p>0,3918</text:p>
          </table:table-cell>
          <table:table-cell office:value-type="float" office:value="-11.354422063041843" table:formula="of:=(([.F11]-[.F10])/[.F10])*100" table:style-name="ce2">
            <text:p>-11,3544</text:p>
          </table:table-cell>
          <table:table-cell office:value-type="float" office:value="-40.79182630906768" table:formula="of:=(([.H11]-[.H10])/[.H10])*100" table:style-name="ce2">
            <text:p>-40,7918</text:p>
          </table:table-cell>
          <table:table-cell office:value-type="float" office:value="-23.342242586228849" table:formula="of:=(([.I11]-[.I10])/[.I10])*100" table:style-name="ce2">
            <text:p>-23,3422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2" table:style-name="ce1">
            <text:p>2012</text:p>
          </table:table-cell>
          <table:table-cell office:value-type="float" office:value="689" table:style-name="ce1">
            <text:p>689</text:p>
          </table:table-cell>
          <table:table-cell office:value-type="float" office:value="248" table:style-name="ce1">
            <text:p>248</text:p>
          </table:table-cell>
          <table:table-cell office:value-type="float" office:value="343" table:style-name="ce1">
            <text:p>343</text:p>
          </table:table-cell>
          <table:table-cell office:value-type="float" office:value="0.49782293178519593" table:formula="of:=[.E12]/[.C12]" table:style-name="ce1">
            <text:p>0,497822932</text:p>
          </table:table-cell>
          <table:table-cell office:value-type="float" office:value="160" table:style-name="ce1">
            <text:p>160</text:p>
          </table:table-cell>
          <table:table-cell office:value-type="float" office:value="0.46647230320699706" table:formula="of:=[.G12]/[.E12]" table:style-name="ce2">
            <text:p>0,4665</text:p>
          </table:table-cell>
          <table:table-cell office:value-type="float" office:value="0.64516129032258063" table:formula="of:=[.G12]/[.D12]" table:style-name="ce2">
            <text:p>0,6452</text:p>
          </table:table-cell>
          <table:table-cell office:value-type="float" office:value="17.074220509484007" table:formula="of:=(([.F12]-[.F11])/[.F11])*100" table:style-name="ce2">
            <text:p>17,0742</text:p>
          </table:table-cell>
          <table:table-cell office:value-type="float" office:value="77.996010434248859" table:formula="of:=(([.H12]-[.H11])/[.H11])*100" table:style-name="ce2">
            <text:p>77,9960</text:p>
          </table:table-cell>
          <table:table-cell office:value-type="float" office:value="64.68590831918506" table:formula="of:=(([.I12]-[.I11])/[.I11])*100" table:style-name="ce2">
            <text:p>64,6859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4" table:style-name="ce1">
            <text:p>2014</text:p>
          </table:table-cell>
          <table:table-cell office:value-type="float" office:value="367" table:style-name="ce1">
            <text:p>367</text:p>
          </table:table-cell>
          <table:table-cell office:value-type="float" office:value="64" table:style-name="ce1">
            <text:p>64</text:p>
          </table:table-cell>
          <table:table-cell office:value-type="float" office:value="158" table:style-name="ce1">
            <text:p>158</text:p>
          </table:table-cell>
          <table:table-cell office:value-type="float" office:value="0.4305177111716621" table:formula="of:=[.E13]/[.C13]" table:style-name="ce1">
            <text:p>0,430517711</text:p>
          </table:table-cell>
          <table:table-cell office:value-type="float" office:value="39" table:style-name="ce1">
            <text:p>39</text:p>
          </table:table-cell>
          <table:table-cell office:value-type="float" office:value="0.24683544303797469" table:formula="of:=[.G13]/[.E13]" table:style-name="ce2">
            <text:p>0,2468</text:p>
          </table:table-cell>
          <table:table-cell office:value-type="float" office:value="0.609375" table:formula="of:=[.G13]/[.D13]" table:style-name="ce2">
            <text:p>0,6094</text:p>
          </table:table-cell>
          <table:table-cell office:value-type="float" office:value="-13.519911662601986" table:formula="of:=(([.F13]-[.F12])/[.F12])*100" table:style-name="ce2">
            <text:p>-13,5199</text:p>
          </table:table-cell>
          <table:table-cell office:value-type="float" office:value="-47.084651898734172" table:formula="of:=(([.H13]-[.H12])/[.H12])*100" table:style-name="ce2">
            <text:p>-47,0847</text:p>
          </table:table-cell>
          <table:table-cell office:value-type="float" office:value="-5.5468749999999973" table:formula="of:=(([.I13]-[.I12])/[.I12])*100" table:style-name="ce2">
            <text:p>-5,5469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6" table:style-name="ce1">
            <text:p>2016</text:p>
          </table:table-cell>
          <table:table-cell office:value-type="float" office:value="719" table:style-name="ce1">
            <text:p>719</text:p>
          </table:table-cell>
          <table:table-cell office:value-type="float" office:value="264" table:style-name="ce1">
            <text:p>264</text:p>
          </table:table-cell>
          <table:table-cell office:value-type="float" office:value="369" table:style-name="ce1">
            <text:p>369</text:p>
          </table:table-cell>
          <table:table-cell office:value-type="float" office:value="0.51321279554937416" table:formula="of:=[.E14]/[.C14]" table:style-name="ce1">
            <text:p>0,513212796</text:p>
          </table:table-cell>
          <table:table-cell office:value-type="float" office:value="149" table:style-name="ce1">
            <text:p>149</text:p>
          </table:table-cell>
          <table:table-cell office:value-type="float" office:value="0.40379403794037938" table:formula="of:=[.G14]/[.E14]" table:style-name="ce2">
            <text:p>0,4038</text:p>
          </table:table-cell>
          <table:table-cell office:value-type="float" office:value="0.56439393939393945" table:formula="of:=[.G14]/[.D14]" table:style-name="ce2">
            <text:p>0,5644</text:p>
          </table:table-cell>
          <table:table-cell office:value-type="float" office:value="19.208288586468562" table:formula="of:=(([.F14]-[.F13])/[.F13])*100" table:style-name="ce2">
            <text:p>19,2083</text:p>
          </table:table-cell>
          <table:table-cell office:value-type="float" office:value="63.588353832256253" table:formula="of:=(([.H14]-[.H13])/[.H13])*100" table:style-name="ce2">
            <text:p>63,5884</text:p>
          </table:table-cell>
          <table:table-cell office:value-type="float" office:value="-7.3815073815073724" table:formula="of:=(([.I14]-[.I13])/[.I13])*100" table:style-name="ce2">
            <text:p>-7,3815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13" table:style-name="ce4">
            <text:p>Russie</text:p>
          </table:table-cell>
          <table:table-cell office:value-type="float" office:value="1992" table:style-name="ce1">
            <text:p>1992</text:p>
          </table:table-cell>
          <table:table-cell office:value-type="float" office:value="864" table:style-name="ce1">
            <text:p>864</text:p>
          </table:table-cell>
          <table:table-cell office:value-type="float" office:value="279" table:style-name="ce1">
            <text:p>279</text:p>
          </table:table-cell>
          <table:table-cell office:value-type="float" office:value="326" table:style-name="ce1">
            <text:p>326</text:p>
          </table:table-cell>
          <table:table-cell office:value-type="float" office:value="0.37731481481481483" table:formula="of:=[.E15]/[.C15]" table:style-name="ce1">
            <text:p>0,377314815</text:p>
          </table:table-cell>
          <table:table-cell office:value-type="float" office:value="117" table:style-name="ce1">
            <text:p>117</text:p>
          </table:table-cell>
          <table:table-cell office:value-type="float" office:value="0.35889570552147237" table:formula="of:=[.G15]/[.E15]" table:style-name="ce2">
            <text:p>0,3589</text:p>
          </table:table-cell>
          <table:table-cell office:value-type="float" office:value="0.41935483870967744" table:formula="of:=[.G15]/[.D15]" table:style-name="ce2">
            <text:p>0,4194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covered-table-cell/>
          <table:table-cell office:value-type="float" office:value="1994" table:style-name="ce1">
            <text:p>1994</text:p>
          </table:table-cell>
          <table:table-cell office:value-type="float" office:value="208" table:style-name="ce1">
            <text:p>208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0.40384615384615385" table:formula="of:=[.E16]/[.C16]" table:style-name="ce1">
            <text:p>0,403846154</text:p>
          </table:table-cell>
          <table:table-cell office:value-type="float" office:value="20" table:style-name="ce1">
            <text:p>20</text:p>
          </table:table-cell>
          <table:table-cell office:value-type="float" office:value="0.23809523809523808" table:formula="of:=[.G16]/[.E16]" table:style-name="ce2">
            <text:p>0,2381</text:p>
          </table:table-cell>
          <table:table-cell office:value-type="float" office:value="0.55555555555555558" table:formula="of:=[.G16]/[.D16]" table:style-name="ce2">
            <text:p>0,5556</text:p>
          </table:table-cell>
          <table:table-cell office:value-type="float" office:value="7.031618688060405" table:formula="of:=(([.F16]-[.F15])/[.F15])*100" table:style-name="ce2">
            <text:p>7,0316</text:p>
          </table:table-cell>
          <table:table-cell office:value-type="float" office:value="-33.658933658933663" table:formula="of:=(([.H16]-[.H15])/[.H15])*100" table:style-name="ce2">
            <text:p>-33,6589</text:p>
          </table:table-cell>
          <table:table-cell office:value-type="float" office:value="32.478632478632477" table:formula="of:=(([.I16]-[.I15])/[.I15])*100" table:style-name="ce2">
            <text:p>32,4786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6" table:style-name="ce1">
            <text:p>1996</text:p>
          </table:table-cell>
          <table:table-cell office:value-type="float" office:value="552" table:style-name="ce1">
            <text:p>552</text:p>
          </table:table-cell>
          <table:table-cell office:value-type="float" office:value="115" table:style-name="ce1">
            <text:p>115</text:p>
          </table:table-cell>
          <table:table-cell office:value-type="float" office:value="233" table:style-name="ce1">
            <text:p>233</text:p>
          </table:table-cell>
          <table:table-cell office:value-type="float" office:value="0.42210144927536231" table:formula="of:=[.E17]/[.C17]" table:style-name="ce1">
            <text:p>0,422101449</text:p>
          </table:table-cell>
          <table:table-cell office:value-type="float" office:value="31" table:style-name="ce1">
            <text:p>31</text:p>
          </table:table-cell>
          <table:table-cell office:value-type="float" office:value="0.13304721030042918" table:formula="of:=[.G17]/[.E17]" table:style-name="ce2">
            <text:p>0,1330</text:p>
          </table:table-cell>
          <table:table-cell office:value-type="float" office:value="0.26956521739130435" table:formula="of:=[.G17]/[.D17]" table:style-name="ce2">
            <text:p>0,2696</text:p>
          </table:table-cell>
          <table:table-cell office:value-type="float" office:value="4.5203588681849496" table:formula="of:=(([.F17]-[.F16])/[.F16])*100" table:style-name="ce2">
            <text:p>4,5204</text:p>
          </table:table-cell>
          <table:table-cell office:value-type="float" office:value="-44.12017167381974" table:formula="of:=(([.H17]-[.H16])/[.H16])*100" table:style-name="ce2">
            <text:p>-44,1202</text:p>
          </table:table-cell>
          <table:table-cell office:value-type="float" office:value="-51.478260869565219" table:formula="of:=(([.I17]-[.I16])/[.I16])*100" table:style-name="ce2">
            <text:p>-51,4783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8" table:style-name="ce1">
            <text:p>1998</text:p>
          </table:table-cell>
          <table:table-cell office:value-type="float" office:value="197" table:style-name="ce1">
            <text:p>197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0.38071065989847713" table:formula="of:=[.E18]/[.C18]" table:style-name="ce1">
            <text:p>0,38071066</text:p>
          </table:table-cell>
          <table:table-cell office:value-type="float" office:value="20" table:style-name="ce1">
            <text:p>20</text:p>
          </table:table-cell>
          <table:table-cell office:value-type="float" office:value="0.26666666666666666" table:formula="of:=[.G18]/[.E18]" table:style-name="ce2">
            <text:p>0,2667</text:p>
          </table:table-cell>
          <table:table-cell office:value-type="float" office:value="0.38461538461538464" table:formula="of:=[.G18]/[.D18]" table:style-name="ce2">
            <text:p>0,3846</text:p>
          </table:table-cell>
          <table:table-cell office:value-type="float" office:value="-9.8058865819916807" table:formula="of:=(([.F18]-[.F17])/[.F17])*100" table:style-name="ce2">
            <text:p>-9,8059</text:p>
          </table:table-cell>
          <table:table-cell office:value-type="float" office:value="100.43010752688173" table:formula="of:=(([.H18]-[.H17])/[.H17])*100" table:style-name="ce2">
            <text:p>100,4301</text:p>
          </table:table-cell>
          <table:table-cell office:value-type="float" office:value="42.679900744416884" table:formula="of:=(([.I18]-[.I17])/[.I17])*100" table:style-name="ce2">
            <text:p>42,6799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0" table:style-name="ce1">
            <text:p>2000</text:p>
          </table:table-cell>
          <table:table-cell office:value-type="float" office:value="602" table:style-name="ce1">
            <text:p>602</text:p>
          </table:table-cell>
          <table:table-cell office:value-type="float" office:value="187" table:style-name="ce1">
            <text:p>187</text:p>
          </table:table-cell>
          <table:table-cell office:value-type="float" office:value="269" table:style-name="ce1">
            <text:p>269</text:p>
          </table:table-cell>
          <table:table-cell office:value-type="float" office:value="0.44684385382059799" table:formula="of:=[.E19]/[.C19]" table:style-name="ce1">
            <text:p>0,446843854</text:p>
          </table:table-cell>
          <table:table-cell office:value-type="float" office:value="89" table:style-name="ce1">
            <text:p>89</text:p>
          </table:table-cell>
          <table:table-cell office:value-type="float" office:value="0.33085501858736061" table:formula="of:=[.G19]/[.E19]" table:style-name="ce2">
            <text:p>0,3309</text:p>
          </table:table-cell>
          <table:table-cell office:value-type="float" office:value="0.47593582887700536" table:formula="of:=[.G19]/[.D19]" table:style-name="ce2">
            <text:p>0,4759</text:p>
          </table:table-cell>
          <table:table-cell office:value-type="float" office:value="17.370985603543744" table:formula="of:=(([.F19]-[.F18])/[.F18])*100" table:style-name="ce2">
            <text:p>17,3710</text:p>
          </table:table-cell>
          <table:table-cell office:value-type="float" office:value="24.07063197026023" table:formula="of:=(([.H19]-[.H18])/[.H18])*100" table:style-name="ce2">
            <text:p>24,0706</text:p>
          </table:table-cell>
          <table:table-cell office:value-type="float" office:value="23.743315508021386" table:formula="of:=(([.I19]-[.I18])/[.I18])*100" table:style-name="ce2">
            <text:p>23,7433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2" table:style-name="ce1">
            <text:p>2002</text:p>
          </table:table-cell>
          <table:table-cell office:value-type="float" office:value="240" table:style-name="ce1">
            <text:p>240</text:p>
          </table:table-cell>
          <table:table-cell office:value-type="float" office:value="38" table:style-name="ce1">
            <text:p>38</text:p>
          </table:table-cell>
          <table:table-cell office:value-type="float" office:value="102" table:style-name="ce1">
            <text:p>102</text:p>
          </table:table-cell>
          <table:table-cell office:value-type="float" office:value="0.42499999999999999" table:formula="of:=[.E20]/[.C20]" table:style-name="ce1">
            <text:p>0,425</text:p>
          </table:table-cell>
          <table:table-cell office:value-type="float" office:value="11" table:style-name="ce1">
            <text:p>11</text:p>
          </table:table-cell>
          <table:table-cell office:value-type="float" office:value="0.10784313725490197" table:formula="of:=[.G20]/[.E20]" table:style-name="ce2">
            <text:p>0,1078</text:p>
          </table:table-cell>
          <table:table-cell office:value-type="float" office:value="0.28947368421052633" table:formula="of:=[.G20]/[.D20]" table:style-name="ce2">
            <text:p>0,2895</text:p>
          </table:table-cell>
          <table:table-cell office:value-type="float" office:value="-4.8884758364312262" table:formula="of:=(([.F20]-[.F19])/[.F19])*100" table:style-name="ce2">
            <text:p>-4,8885</text:p>
          </table:table-cell>
          <table:table-cell office:value-type="float" office:value="-67.404714694866712" table:formula="of:=(([.H20]-[.H19])/[.H19])*100" table:style-name="ce2">
            <text:p>-67,4047</text:p>
          </table:table-cell>
          <table:table-cell office:value-type="float" office:value="-39.17800118273211" table:formula="of:=(([.I20]-[.I19])/[.I19])*100" table:style-name="ce2">
            <text:p>-39,178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4" table:style-name="ce1">
            <text:p>2004</text:p>
          </table:table-cell>
          <table:table-cell office:value-type="float" office:value="593" table:style-name="ce1">
            <text:p>593</text:p>
          </table:table-cell>
          <table:table-cell office:value-type="float" office:value="189" table:style-name="ce1">
            <text:p>189</text:p>
          </table:table-cell>
          <table:table-cell office:value-type="float" office:value="265" table:style-name="ce1">
            <text:p>265</text:p>
          </table:table-cell>
          <table:table-cell office:value-type="float" office:value="0.44688026981450252" table:formula="of:=[.E21]/[.C21]" table:style-name="ce1">
            <text:p>0,44688027</text:p>
          </table:table-cell>
          <table:table-cell office:value-type="float" office:value="91" table:style-name="ce1">
            <text:p>91</text:p>
          </table:table-cell>
          <table:table-cell office:value-type="float" office:value="0.34339622641509432" table:formula="of:=[.G21]/[.E21]" table:style-name="ce2">
            <text:p>0,3434</text:p>
          </table:table-cell>
          <table:table-cell office:value-type="float" office:value="0.48148148148148145" table:formula="of:=[.G21]/[.D21]" table:style-name="ce2">
            <text:p>0,4815</text:p>
          </table:table-cell>
          <table:table-cell office:value-type="float" office:value="5.148298779882948" table:formula="of:=(([.F21]-[.F20])/[.F20])*100" table:style-name="ce2">
            <text:p>5,1483</text:p>
          </table:table-cell>
          <table:table-cell office:value-type="float" office:value="218.42195540308745" table:formula="of:=(([.H21]-[.H20])/[.H20])*100" table:style-name="ce2">
            <text:p>218,4220</text:p>
          </table:table-cell>
          <table:table-cell office:value-type="float" office:value="66.329966329966311" table:formula="of:=(([.I21]-[.I20])/[.I20])*100" table:style-name="ce2">
            <text:p>66,330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6" table:style-name="ce1">
            <text:p>2006</text:p>
          </table:table-cell>
          <table:table-cell office:value-type="float" office:value="283" table:style-name="ce1">
            <text:p>283</text:p>
          </table:table-cell>
          <table:table-cell office:value-type="float" office:value="41" table:style-name="ce1">
            <text:p>41</text:p>
          </table:table-cell>
          <table:table-cell office:value-type="float" office:value="111" table:style-name="ce1">
            <text:p>111</text:p>
          </table:table-cell>
          <table:table-cell office:value-type="float" office:value="0.392226148409894" table:formula="of:=[.E22]/[.C22]" table:style-name="ce1">
            <text:p>0,392226148</text:p>
          </table:table-cell>
          <table:table-cell office:value-type="float" office:value="23" table:style-name="ce1">
            <text:p>23</text:p>
          </table:table-cell>
          <table:table-cell office:value-type="float" office:value="0.2072072072072072" table:formula="of:=[.G22]/[.E22]" table:style-name="ce2">
            <text:p>0,2072</text:p>
          </table:table-cell>
          <table:table-cell office:value-type="float" office:value="0.56097560975609762" table:formula="of:=[.G22]/[.D22]" table:style-name="ce2">
            <text:p>0,5610</text:p>
          </table:table-cell>
          <table:table-cell office:value-type="float" office:value="-12.230148676578434" table:formula="of:=(([.F22]-[.F21])/[.F21])*100" table:style-name="ce2">
            <text:p>-12,2301</text:p>
          </table:table-cell>
          <table:table-cell office:value-type="float" office:value="-39.659439659439663" table:formula="of:=(([.H22]-[.H21])/[.H21])*100" table:style-name="ce2">
            <text:p>-39,6594</text:p>
          </table:table-cell>
          <table:table-cell office:value-type="float" office:value="16.510318949343358" table:formula="of:=(([.I22]-[.I21])/[.I21])*100" table:style-name="ce2">
            <text:p>16,5103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8" table:style-name="ce1">
            <text:p>2008</text:p>
          </table:table-cell>
          <table:table-cell office:value-type="float" office:value="600" table:style-name="ce1">
            <text:p>600</text:p>
          </table:table-cell>
          <table:table-cell office:value-type="float" office:value="142" table:style-name="ce1">
            <text:p>142</text:p>
          </table:table-cell>
          <table:table-cell office:value-type="float" office:value="285" table:style-name="ce1">
            <text:p>285</text:p>
          </table:table-cell>
          <table:table-cell office:value-type="float" office:value="0.47499999999999998" table:formula="of:=[.E23]/[.C23]" table:style-name="ce1">
            <text:p>0,475</text:p>
          </table:table-cell>
          <table:table-cell office:value-type="float" office:value="82" table:style-name="ce1">
            <text:p>82</text:p>
          </table:table-cell>
          <table:table-cell office:value-type="float" office:value="0.28771929824561404" table:formula="of:=[.G23]/[.E23]" table:style-name="ce2">
            <text:p>0,2877</text:p>
          </table:table-cell>
          <table:table-cell office:value-type="float" office:value="0.57746478873239437" table:formula="of:=[.G23]/[.D23]" table:style-name="ce2">
            <text:p>0,5775</text:p>
          </table:table-cell>
          <table:table-cell office:value-type="float" office:value="21.103603603603595" table:formula="of:=(([.F23]-[.F22])/[.F22])*100" table:style-name="ce2">
            <text:p>21,1036</text:p>
          </table:table-cell>
          <table:table-cell office:value-type="float" office:value="38.855835240274608" table:formula="of:=(([.H23]-[.H22])/[.H22])*100" table:style-name="ce2">
            <text:p>38,8558</text:p>
          </table:table-cell>
          <table:table-cell office:value-type="float" office:value="2.9393753827311611" table:formula="of:=(([.I23]-[.I22])/[.I22])*100" table:style-name="ce2">
            <text:p>2,9394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0" table:style-name="ce1">
            <text:p>2010</text:p>
          </table:table-cell>
          <table:table-cell office:value-type="float" office:value="279" table:style-name="ce1">
            <text:p>279</text:p>
          </table:table-cell>
          <table:table-cell office:value-type="float" office:value="25" table:style-name="ce1">
            <text:p>25</text:p>
          </table:table-cell>
          <table:table-cell office:value-type="float" office:value="126" table:style-name="ce1">
            <text:p>126</text:p>
          </table:table-cell>
          <table:table-cell office:value-type="float" office:value="0.45161290322580644" table:formula="of:=[.E24]/[.C24]" table:style-name="ce1">
            <text:p>0,451612903</text:p>
          </table:table-cell>
          <table:table-cell office:value-type="float" office:value="9" table:style-name="ce1">
            <text:p>9</text:p>
          </table:table-cell>
          <table:table-cell office:value-type="float" office:value="7.1428571428571425E-2" table:formula="of:=[.G24]/[.E24]" table:style-name="ce2">
            <text:p>0,0714</text:p>
          </table:table-cell>
          <table:table-cell office:value-type="float" office:value="0.36" table:formula="of:=[.G24]/[.D24]" table:style-name="ce2">
            <text:p>0,3600</text:p>
          </table:table-cell>
          <table:table-cell office:value-type="float" office:value="-4.9235993208828503" table:formula="of:=(([.F24]-[.F23])/[.F23])*100" table:style-name="ce2">
            <text:p>-4,9236</text:p>
          </table:table-cell>
          <table:table-cell office:value-type="float" office:value="-75.174216027874564" table:formula="of:=(([.H24]-[.H23])/[.H23])*100" table:style-name="ce2">
            <text:p>-75,1742</text:p>
          </table:table-cell>
          <table:table-cell office:value-type="float" office:value="-37.658536585365859" table:formula="of:=(([.I24]-[.I23])/[.I23])*100" table:style-name="ce2">
            <text:p>-37,6585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2" table:style-name="ce1">
            <text:p>2012</text:p>
          </table:table-cell>
          <table:table-cell office:value-type="float" office:value="549" table:style-name="ce1">
            <text:p>549</text:p>
          </table:table-cell>
          <table:table-cell office:value-type="float" office:value="140" table:style-name="ce1">
            <text:p>140</text:p>
          </table:table-cell>
          <table:table-cell office:value-type="float" office:value="283" table:style-name="ce1">
            <text:p>283</text:p>
          </table:table-cell>
          <table:table-cell office:value-type="float" office:value="0.51548269581056472" table:formula="of:=[.E25]/[.C25]" table:style-name="ce1">
            <text:p>0,515482696</text:p>
          </table:table-cell>
          <table:table-cell office:value-type="float" office:value="72" table:style-name="ce1">
            <text:p>72</text:p>
          </table:table-cell>
          <table:table-cell office:value-type="float" office:value="0.25441696113074203" table:formula="of:=[.G25]/[.E25]" table:style-name="ce2">
            <text:p>0,2544</text:p>
          </table:table-cell>
          <table:table-cell office:value-type="float" office:value="0.51428571428571423" table:formula="of:=[.G25]/[.D25]" table:style-name="ce2">
            <text:p>0,5143</text:p>
          </table:table-cell>
          <table:table-cell office:value-type="float" office:value="14.14259692948219" table:formula="of:=(([.F25]-[.F24])/[.F24])*100" table:style-name="ce2">
            <text:p>14,1426</text:p>
          </table:table-cell>
          <table:table-cell office:value-type="float" office:value="256.18374558303884" table:formula="of:=(([.H25]-[.H24])/[.H24])*100" table:style-name="ce2">
            <text:p>256,1837</text:p>
          </table:table-cell>
          <table:table-cell office:value-type="float" office:value="42.857142857142847" table:formula="of:=(([.I25]-[.I24])/[.I24])*100" table:style-name="ce2">
            <text:p>42,8571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4" table:style-name="ce1">
            <text:p>2014</text:p>
          </table:table-cell>
          <table:table-cell office:value-type="float" office:value="353" table:style-name="ce1">
            <text:p>353</text:p>
          </table:table-cell>
          <table:table-cell office:value-type="float" office:value="68" table:style-name="ce1">
            <text:p>68</text:p>
          </table:table-cell>
          <table:table-cell office:value-type="float" office:value="152" table:style-name="ce1">
            <text:p>152</text:p>
          </table:table-cell>
          <table:table-cell office:value-type="float" office:value="0.43059490084985835" table:formula="of:=[.E26]/[.C26]" table:style-name="ce1">
            <text:p>0,430594901</text:p>
          </table:table-cell>
          <table:table-cell office:value-type="float" office:value="23" table:style-name="ce1">
            <text:p>23</text:p>
          </table:table-cell>
          <table:table-cell office:value-type="float" office:value="0.15131578947368421" table:formula="of:=[.G26]/[.E26]" table:style-name="ce2">
            <text:p>0,1513</text:p>
          </table:table-cell>
          <table:table-cell office:value-type="float" office:value="0.33823529411764708" table:formula="of:=[.G26]/[.D26]" table:style-name="ce2">
            <text:p>0,3382</text:p>
          </table:table-cell>
          <table:table-cell office:value-type="float" office:value="-16.467632308631728" table:formula="of:=(([.F26]-[.F25])/[.F25])*100" table:style-name="ce2">
            <text:p>-16,4676</text:p>
          </table:table-cell>
          <table:table-cell office:value-type="float" office:value="-40.524488304093566" table:formula="of:=(([.H26]-[.H25])/[.H25])*100" table:style-name="ce2">
            <text:p>-40,5245</text:p>
          </table:table-cell>
          <table:table-cell office:value-type="float" office:value="-34.23202614379084" table:formula="of:=(([.I26]-[.I25])/[.I25])*100" table:style-name="ce2">
            <text:p>-34,232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6" table:style-name="ce1">
            <text:p>2016</text:p>
          </table:table-cell>
          <table:table-cell office:value-type="float" office:value="406" table:style-name="ce1">
            <text:p>406</text:p>
          </table:table-cell>
          <table:table-cell office:value-type="float" office:value="115" table:style-name="ce1">
            <text:p>115</text:p>
          </table:table-cell>
          <table:table-cell office:value-type="float" office:value="203" table:style-name="ce1">
            <text:p>203</text:p>
          </table:table-cell>
          <table:table-cell office:value-type="float" office:value="0.5" table:formula="of:=[.E27]/[.C27]" table:style-name="ce1">
            <text:p>0,5</text:p>
          </table:table-cell>
          <table:table-cell office:value-type="float" office:value="82" table:style-name="ce1">
            <text:p>82</text:p>
          </table:table-cell>
          <table:table-cell office:value-type="float" office:value="0.4039408866995074" table:formula="of:=[.G27]/[.E27]" table:style-name="ce2">
            <text:p>0,4039</text:p>
          </table:table-cell>
          <table:table-cell office:value-type="float" office:value="0.71304347826086956" table:formula="of:=[.G27]/[.D27]" table:style-name="ce2">
            <text:p>0,7130</text:p>
          </table:table-cell>
          <table:table-cell office:value-type="float" office:value="16.118421052631579" table:formula="of:=(([.F27]-[.F26])/[.F26])*100" table:style-name="ce2">
            <text:p>16,1184</text:p>
          </table:table-cell>
          <table:table-cell office:value-type="float" office:value="166.95223816663096" table:formula="of:=(([.H27]-[.H26])/[.H26])*100" table:style-name="ce2">
            <text:p>166,9522</text:p>
          </table:table-cell>
          <table:table-cell office:value-type="float" office:value="110.81285444234403" table:formula="of:=(([.I27]-[.I26])/[.I26])*100" table:style-name="ce2">
            <text:p>110,8129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13" table:style-name="ce4">
            <text:p>Allemagne</text:p>
          </table:table-cell>
          <table:table-cell office:value-type="float" office:value="1992" table:style-name="ce1">
            <text:p>1992</text:p>
          </table:table-cell>
          <table:table-cell office:value-type="float" office:value="846" table:style-name="ce1">
            <text:p>846</text:p>
          </table:table-cell>
          <table:table-cell office:value-type="float" office:value="236" table:style-name="ce1">
            <text:p>236</text:p>
          </table:table-cell>
          <table:table-cell office:value-type="float" office:value="321" table:style-name="ce1">
            <text:p>321</text:p>
          </table:table-cell>
          <table:table-cell office:value-type="float" office:value="0.37943262411347517" table:formula="of:=[.E28]/[.C28]" table:style-name="ce1">
            <text:p>0,379432624</text:p>
          </table:table-cell>
          <table:table-cell office:value-type="float" office:value="101" table:style-name="ce1">
            <text:p>101</text:p>
          </table:table-cell>
          <table:table-cell office:value-type="float" office:value="0.31464174454828658" table:formula="of:=[.G28]/[.E28]" table:style-name="ce2">
            <text:p>0,3146</text:p>
          </table:table-cell>
          <table:table-cell office:value-type="float" office:value="0.42796610169491528" table:formula="of:=[.G28]/[.D28]" table:style-name="ce2">
            <text:p>0,4280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covered-table-cell/>
          <table:table-cell office:value-type="float" office:value="1994" table:style-name="ce1">
            <text:p>1994</text:p>
          </table:table-cell>
          <table:table-cell office:value-type="float" office:value="184" table:style-name="ce1">
            <text:p>184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float" office:value="0.33695652173913043" table:formula="of:=[.E29]/[.C29]" table:style-name="ce1">
            <text:p>0,336956522</text:p>
          </table:table-cell>
          <table:table-cell office:value-type="float" office:value="14" table:style-name="ce1">
            <text:p>14</text:p>
          </table:table-cell>
          <table:table-cell office:value-type="float" office:value="0.22580645161290322" table:formula="of:=[.G29]/[.E29]" table:style-name="ce2">
            <text:p>0,2258</text:p>
          </table:table-cell>
          <table:table-cell office:value-type="float" office:value="0.35" table:formula="of:=[.G29]/[.D29]" table:style-name="ce2">
            <text:p>0,3500</text:p>
          </table:table-cell>
          <table:table-cell office:value-type="float" office:value="-11.194636326696465" table:formula="of:=(([.F29]-[.F28])/[.F28])*100" table:style-name="ce2">
            <text:p>-11,1946</text:p>
          </table:table-cell>
          <table:table-cell office:value-type="float" office:value="-28.233791121047584" table:formula="of:=(([.H29]-[.H28])/[.H28])*100" table:style-name="ce2">
            <text:p>-28,2338</text:p>
          </table:table-cell>
          <table:table-cell office:value-type="float" office:value="-18.217821782178227" table:formula="of:=(([.I29]-[.I28])/[.I28])*100" table:style-name="ce2">
            <text:p>-18,2178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6" table:style-name="ce1">
            <text:p>1996</text:p>
          </table:table-cell>
          <table:table-cell office:value-type="float" office:value="626" table:style-name="ce1">
            <text:p>626</text:p>
          </table:table-cell>
          <table:table-cell office:value-type="float" office:value="124" table:style-name="ce1">
            <text:p>124</text:p>
          </table:table-cell>
          <table:table-cell office:value-type="float" office:value="245" table:style-name="ce1">
            <text:p>245</text:p>
          </table:table-cell>
          <table:table-cell office:value-type="float" office:value="0.39137380191693288" table:formula="of:=[.E30]/[.C30]" table:style-name="ce1">
            <text:p>0,391373802</text:p>
          </table:table-cell>
          <table:table-cell office:value-type="float" office:value="48" table:style-name="ce1">
            <text:p>48</text:p>
          </table:table-cell>
          <table:table-cell office:value-type="float" office:value="0.19591836734693877" table:formula="of:=[.G30]/[.E30]" table:style-name="ce2">
            <text:p>0,1959</text:p>
          </table:table-cell>
          <table:table-cell office:value-type="float" office:value="0.38709677419354838" table:formula="of:=[.G30]/[.D30]" table:style-name="ce2">
            <text:p>0,3871</text:p>
          </table:table-cell>
          <table:table-cell office:value-type="float" office:value="16.149644439863952" table:formula="of:=(([.F30]-[.F29])/[.F29])*100" table:style-name="ce2">
            <text:p>16,1496</text:p>
          </table:table-cell>
          <table:table-cell office:value-type="float" office:value="-13.236151603498545" table:formula="of:=(([.H30]-[.H29])/[.H29])*100" table:style-name="ce2">
            <text:p>-13,2362</text:p>
          </table:table-cell>
          <table:table-cell office:value-type="float" office:value="10.599078341013829" table:formula="of:=(([.I30]-[.I29])/[.I29])*100" table:style-name="ce2">
            <text:p>10,5991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8" table:style-name="ce1">
            <text:p>1998</text:p>
          </table:table-cell>
          <table:table-cell office:value-type="float" office:value="217" table:style-name="ce1">
            <text:p>217</text:p>
          </table:table-cell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office:value-type="float" office:value="0.44239631336405533" table:formula="of:=[.E31]/[.C31]" table:style-name="ce1">
            <text:p>0,442396313</text:p>
          </table:table-cell>
          <table:table-cell office:value-type="float" office:value="25" table:style-name="ce1">
            <text:p>25</text:p>
          </table:table-cell>
          <table:table-cell office:value-type="float" office:value="0.26041666666666669" table:formula="of:=[.G31]/[.E31]" table:style-name="ce2">
            <text:p>0,2604</text:p>
          </table:table-cell>
          <table:table-cell office:value-type="float" office:value="0.56818181818181823" table:formula="of:=[.G31]/[.D31]" table:style-name="ce2">
            <text:p>0,5682</text:p>
          </table:table-cell>
          <table:table-cell office:value-type="float" office:value="13.036772312611694" table:formula="of:=(([.F31]-[.F30])/[.F30])*100" table:style-name="ce2">
            <text:p>13,0368</text:p>
          </table:table-cell>
          <table:table-cell office:value-type="float" office:value="32.921006944444457" table:formula="of:=(([.H31]-[.H30])/[.H30])*100" table:style-name="ce2">
            <text:p>32,9210</text:p>
          </table:table-cell>
          <table:table-cell office:value-type="float" office:value="46.780303030303052" table:formula="of:=(([.I31]-[.I30])/[.I30])*100" table:style-name="ce2">
            <text:p>46,7803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0" table:style-name="ce1">
            <text:p>2000</text:p>
          </table:table-cell>
          <table:table-cell office:value-type="float" office:value="567" table:style-name="ce1">
            <text:p>567</text:p>
          </table:table-cell>
          <table:table-cell office:value-type="float" office:value="118" table:style-name="ce1">
            <text:p>118</text:p>
          </table:table-cell>
          <table:table-cell office:value-type="float" office:value="238" table:style-name="ce1">
            <text:p>238</text:p>
          </table:table-cell>
          <table:table-cell office:value-type="float" office:value="0.41975308641975306" table:formula="of:=[.E32]/[.C32]" table:style-name="ce1">
            <text:p>0,419753086</text:p>
          </table:table-cell>
          <table:table-cell office:value-type="float" office:value="58" table:style-name="ce1">
            <text:p>58</text:p>
          </table:table-cell>
          <table:table-cell office:value-type="float" office:value="0.24369747899159663" table:formula="of:=[.G32]/[.E32]" table:style-name="ce2">
            <text:p>0,2437</text:p>
          </table:table-cell>
          <table:table-cell office:value-type="float" office:value="0.49152542372881358" table:formula="of:=[.G32]/[.D32]" table:style-name="ce2">
            <text:p>0,4915</text:p>
          </table:table-cell>
          <table:table-cell office:value-type="float" office:value="-5.1183127572016573" table:formula="of:=(([.F32]-[.F31])/[.F31])*100" table:style-name="ce2">
            <text:p>-5,1183</text:p>
          </table:table-cell>
          <table:table-cell office:value-type="float" office:value="-6.4201680672268999" table:formula="of:=(([.H32]-[.H31])/[.H31])*100" table:style-name="ce2">
            <text:p>-6,4202</text:p>
          </table:table-cell>
          <table:table-cell office:value-type="float" office:value="-13.491525423728817" table:formula="of:=(([.I32]-[.I31])/[.I31])*100" table:style-name="ce2">
            <text:p>-13,4915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2" table:style-name="ce1">
            <text:p>2002</text:p>
          </table:table-cell>
          <table:table-cell office:value-type="float" office:value="259" table:style-name="ce1">
            <text:p>259</text:p>
          </table:table-cell>
          <table:table-cell office:value-type="float" office:value="61" table:style-name="ce1">
            <text:p>61</text:p>
          </table:table-cell>
          <table:table-cell office:value-type="float" office:value="121" table:style-name="ce1">
            <text:p>121</text:p>
          </table:table-cell>
          <table:table-cell office:value-type="float" office:value="0.46718146718146719" table:formula="of:=[.E33]/[.C33]" table:style-name="ce1">
            <text:p>0,467181467</text:p>
          </table:table-cell>
          <table:table-cell office:value-type="float" office:value="29" table:style-name="ce1">
            <text:p>29</text:p>
          </table:table-cell>
          <table:table-cell office:value-type="float" office:value="0.23966942148760331" table:formula="of:=[.G33]/[.E33]" table:style-name="ce2">
            <text:p>0,2397</text:p>
          </table:table-cell>
          <table:table-cell office:value-type="float" office:value="0.47540983606557374" table:formula="of:=[.G33]/[.D33]" table:style-name="ce2">
            <text:p>0,4754</text:p>
          </table:table-cell>
          <table:table-cell office:value-type="float" office:value="11.29911424029072" table:formula="of:=(([.F33]-[.F32])/[.F32])*100" table:style-name="ce2">
            <text:p>11,2991</text:p>
          </table:table-cell>
          <table:table-cell office:value-type="float" office:value="-1.6528925619834662" table:formula="of:=(([.H33]-[.H32])/[.H32])*100" table:style-name="ce2">
            <text:p>-1,6529</text:p>
          </table:table-cell>
          <table:table-cell office:value-type="float" office:value="-3.2786885245901738" table:formula="of:=(([.I33]-[.I32])/[.I32])*100" table:style-name="ce2">
            <text:p>-3,278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4" table:style-name="ce1">
            <text:p>2004</text:p>
          </table:table-cell>
          <table:table-cell office:value-type="float" office:value="592" table:style-name="ce1">
            <text:p>592</text:p>
          </table:table-cell>
          <table:table-cell office:value-type="float" office:value="149" table:style-name="ce1">
            <text:p>149</text:p>
          </table:table-cell>
          <table:table-cell office:value-type="float" office:value="243" table:style-name="ce1">
            <text:p>243</text:p>
          </table:table-cell>
          <table:table-cell office:value-type="float" office:value="0.41047297297297297" table:formula="of:=[.E34]/[.C34]" table:style-name="ce1">
            <text:p>0,410472973</text:p>
          </table:table-cell>
          <table:table-cell office:value-type="float" office:value="74" table:style-name="ce1">
            <text:p>74</text:p>
          </table:table-cell>
          <table:table-cell office:value-type="float" office:value="0.30452674897119342" table:formula="of:=[.G34]/[.E34]" table:style-name="ce2">
            <text:p>0,3045</text:p>
          </table:table-cell>
          <table:table-cell office:value-type="float" office:value="0.49664429530201343" table:formula="of:=[.G34]/[.D34]" table:style-name="ce2">
            <text:p>0,4966</text:p>
          </table:table-cell>
          <table:table-cell office:value-type="float" office:value="-12.138429752066118" table:formula="of:=(([.F34]-[.F33])/[.F33])*100" table:style-name="ce2">
            <text:p>-12,1384</text:p>
          </table:table-cell>
          <table:table-cell office:value-type="float" office:value="27.061160777635873" table:formula="of:=(([.H34]-[.H33])/[.H33])*100" table:style-name="ce2">
            <text:p>27,0612</text:p>
          </table:table-cell>
          <table:table-cell office:value-type="float" office:value="4.466558666975244" table:formula="of:=(([.I34]-[.I33])/[.I33])*100" table:style-name="ce2">
            <text:p>4,4666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6" table:style-name="ce1">
            <text:p>2006</text:p>
          </table:table-cell>
          <table:table-cell office:value-type="float" office:value="263" table:style-name="ce1">
            <text:p>263</text:p>
          </table:table-cell>
          <table:table-cell office:value-type="float" office:value="54" table:style-name="ce1">
            <text:p>54</text:p>
          </table:table-cell>
          <table:table-cell office:value-type="float" office:value="116" table:style-name="ce1">
            <text:p>116</text:p>
          </table:table-cell>
          <table:table-cell office:value-type="float" office:value="0.44106463878326996" table:formula="of:=[.E35]/[.C35]" table:style-name="ce1">
            <text:p>0,441064639</text:p>
          </table:table-cell>
          <table:table-cell office:value-type="float" office:value="27" table:style-name="ce1">
            <text:p>27</text:p>
          </table:table-cell>
          <table:table-cell office:value-type="float" office:value="0.23275862068965517" table:formula="of:=[.G35]/[.E35]" table:style-name="ce2">
            <text:p>0,2328</text:p>
          </table:table-cell>
          <table:table-cell office:value-type="float" office:value="0.5" table:formula="of:=[.G35]/[.D35]" table:style-name="ce2">
            <text:p>0,5000</text:p>
          </table:table-cell>
          <table:table-cell office:value-type="float" office:value="7.4527844278583615" table:formula="of:=(([.F35]-[.F34])/[.F34])*100" table:style-name="ce2">
            <text:p>7,4528</text:p>
          </table:table-cell>
          <table:table-cell office:value-type="float" office:value="-23.567101584342968" table:formula="of:=(([.H35]-[.H34])/[.H34])*100" table:style-name="ce2">
            <text:p>-23,5671</text:p>
          </table:table-cell>
          <table:table-cell office:value-type="float" office:value="0.67567567567567466" table:formula="of:=(([.I35]-[.I34])/[.I34])*100" table:style-name="ce2">
            <text:p>0,675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8" table:style-name="ce1">
            <text:p>2008</text:p>
          </table:table-cell>
          <table:table-cell office:value-type="float" office:value="558" table:style-name="ce1">
            <text:p>558</text:p>
          </table:table-cell>
          <table:table-cell office:value-type="float" office:value="99" table:style-name="ce1">
            <text:p>99</text:p>
          </table:table-cell>
          <table:table-cell office:value-type="float" office:value="245" table:style-name="ce1">
            <text:p>245</text:p>
          </table:table-cell>
          <table:table-cell office:value-type="float" office:value="0.43906810035842292" table:formula="of:=[.E36]/[.C36]" table:style-name="ce1">
            <text:p>0,4390681</text:p>
          </table:table-cell>
          <table:table-cell office:value-type="float" office:value="44" table:style-name="ce1">
            <text:p>44</text:p>
          </table:table-cell>
          <table:table-cell office:value-type="float" office:value="0.17959183673469387" table:formula="of:=[.G36]/[.E36]" table:style-name="ce2">
            <text:p>0,1796</text:p>
          </table:table-cell>
          <table:table-cell office:value-type="float" office:value="0.44444444444444442" table:formula="of:=[.G36]/[.D36]" table:style-name="ce2">
            <text:p>0,4444</text:p>
          </table:table-cell>
          <table:table-cell office:value-type="float" office:value="-0.45266345321963036" table:formula="of:=(([.F36]-[.F35])/[.F35])*100" table:style-name="ce2">
            <text:p>-0,4527</text:p>
          </table:table-cell>
          <table:table-cell office:value-type="float" office:value="-22.842025699168559" table:formula="of:=(([.H36]-[.H35])/[.H35])*100" table:style-name="ce2">
            <text:p>-22,8420</text:p>
          </table:table-cell>
          <table:table-cell office:value-type="float" office:value="-11.111111111111116" table:formula="of:=(([.I36]-[.I35])/[.I35])*100" table:style-name="ce2">
            <text:p>-11,1111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0" table:style-name="ce1">
            <text:p>2010</text:p>
          </table:table-cell>
          <table:table-cell office:value-type="float" office:value="259" table:style-name="ce1">
            <text:p>259</text:p>
          </table:table-cell>
          <table:table-cell office:value-type="float" office:value="54" table:style-name="ce1">
            <text:p>54</text:p>
          </table:table-cell>
          <table:table-cell office:value-type="float" office:value="105" table:style-name="ce1">
            <text:p>105</text:p>
          </table:table-cell>
          <table:table-cell office:value-type="float" office:value="0.40540540540540543" table:formula="of:=[.E37]/[.C37]" table:style-name="ce1">
            <text:p>0,405405405</text:p>
          </table:table-cell>
          <table:table-cell office:value-type="float" office:value="29" table:style-name="ce1">
            <text:p>29</text:p>
          </table:table-cell>
          <table:table-cell office:value-type="float" office:value="0.27619047619047621" table:formula="of:=[.G37]/[.E37]" table:style-name="ce2">
            <text:p>0,2762</text:p>
          </table:table-cell>
          <table:table-cell office:value-type="float" office:value="0.53703703703703709" table:formula="of:=[.G37]/[.D37]" table:style-name="ce2">
            <text:p>0,5370</text:p>
          </table:table-cell>
          <table:table-cell office:value-type="float" office:value="-7.6668505239933724" table:formula="of:=(([.F37]-[.F36])/[.F36])*100" table:style-name="ce2">
            <text:p>-7,6669</text:p>
          </table:table-cell>
          <table:table-cell office:value-type="float" office:value="53.78787878787881" table:formula="of:=(([.H37]-[.H36])/[.H36])*100" table:style-name="ce2">
            <text:p>53,7879</text:p>
          </table:table-cell>
          <table:table-cell office:value-type="float" office:value="20.83333333333335" table:formula="of:=(([.I37]-[.I36])/[.I36])*100" table:style-name="ce2">
            <text:p>20,8333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2" table:style-name="ce1">
            <text:p>2012</text:p>
          </table:table-cell>
          <table:table-cell office:value-type="float" office:value="510" table:style-name="ce1">
            <text:p>510</text:p>
          </table:table-cell>
          <table:table-cell office:value-type="float" office:value="94" table:style-name="ce1">
            <text:p>94</text:p>
          </table:table-cell>
          <table:table-cell office:value-type="float" office:value="231" table:style-name="ce1">
            <text:p>231</text:p>
          </table:table-cell>
          <table:table-cell office:value-type="float" office:value="0.45294117647058824" table:formula="of:=[.E38]/[.C38]" table:style-name="ce1">
            <text:p>0,452941176</text:p>
          </table:table-cell>
          <table:table-cell office:value-type="float" office:value="27" table:style-name="ce1">
            <text:p>27</text:p>
          </table:table-cell>
          <table:table-cell office:value-type="float" office:value="0.11688311688311688" table:formula="of:=[.G38]/[.E38]" table:style-name="ce2">
            <text:p>0,1169</text:p>
          </table:table-cell>
          <table:table-cell office:value-type="float" office:value="0.28723404255319152" table:formula="of:=[.G38]/[.D38]" table:style-name="ce2">
            <text:p>0,2872</text:p>
          </table:table-cell>
          <table:table-cell office:value-type="float" office:value="11.725490196078425" table:formula="of:=(([.F38]-[.F37])/[.F37])*100" table:style-name="ce2">
            <text:p>11,7255</text:p>
          </table:table-cell>
          <table:table-cell office:value-type="float" office:value="-57.680250783699073" table:formula="of:=(([.H38]-[.H37])/[.H37])*100" table:style-name="ce2">
            <text:p>-57,6803</text:p>
          </table:table-cell>
          <table:table-cell office:value-type="float" office:value="-46.515040352164341" table:formula="of:=(([.I38]-[.I37])/[.I37])*100" table:style-name="ce2">
            <text:p>-46,515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4" table:style-name="ce1">
            <text:p>2014</text:p>
          </table:table-cell>
          <table:table-cell office:value-type="float" office:value="271" table:style-name="ce1">
            <text:p>271</text:p>
          </table:table-cell>
          <table:table-cell office:value-type="float" office:value="36" table:style-name="ce1">
            <text:p>36</text:p>
          </table:table-cell>
          <table:table-cell office:value-type="float" office:value="126" table:style-name="ce1">
            <text:p>126</text:p>
          </table:table-cell>
          <table:table-cell office:value-type="float" office:value="0.46494464944649444" table:formula="of:=[.E39]/[.C39]" table:style-name="ce1">
            <text:p>0,464944649</text:p>
          </table:table-cell>
          <table:table-cell office:value-type="float" office:value="14" table:style-name="ce1">
            <text:p>14</text:p>
          </table:table-cell>
          <table:table-cell office:value-type="float" office:value="0.1111111111111111" table:formula="of:=[.G39]/[.E39]" table:style-name="ce2">
            <text:p>0,1111</text:p>
          </table:table-cell>
          <table:table-cell office:value-type="float" office:value="0.3888888888888889" table:formula="of:=[.G39]/[.D39]" table:style-name="ce2">
            <text:p>0,3889</text:p>
          </table:table-cell>
          <table:table-cell office:value-type="float" office:value="2.6501174102650062" table:formula="of:=(([.F39]-[.F38])/[.F38])*100" table:style-name="ce2">
            <text:p>2,6501</text:p>
          </table:table-cell>
          <table:table-cell office:value-type="float" office:value="-4.9382716049382749" table:formula="of:=(([.H39]-[.H38])/[.H38])*100" table:style-name="ce2">
            <text:p>-4,9383</text:p>
          </table:table-cell>
          <table:table-cell office:value-type="float" office:value="35.390946502057602" table:formula="of:=(([.I39]-[.I38])/[.I38])*100" table:style-name="ce2">
            <text:p>35,3909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6" table:style-name="ce1">
            <text:p>2016</text:p>
          </table:table-cell>
          <table:table-cell office:value-type="float" office:value="536" table:style-name="ce1">
            <text:p>536</text:p>
          </table:table-cell>
          <table:table-cell office:value-type="float" office:value="159" table:style-name="ce1">
            <text:p>159</text:p>
          </table:table-cell>
          <table:table-cell office:value-type="float" office:value="246" table:style-name="ce1">
            <text:p>246</text:p>
          </table:table-cell>
          <table:table-cell office:value-type="float" office:value="0.45895522388059701" table:formula="of:=[.E40]/[.C40]" table:style-name="ce1">
            <text:p>0,458955224</text:p>
          </table:table-cell>
          <table:table-cell office:value-type="float" office:value="68" table:style-name="ce1">
            <text:p>68</text:p>
          </table:table-cell>
          <table:table-cell office:value-type="float" office:value="0.27642276422764228" table:formula="of:=[.G40]/[.E40]" table:style-name="ce2">
            <text:p>0,2764</text:p>
          </table:table-cell>
          <table:table-cell office:value-type="float" office:value="0.42767295597484278" table:formula="of:=[.G40]/[.D40]" table:style-name="ce2">
            <text:p>0,4277</text:p>
          </table:table-cell>
          <table:table-cell office:value-type="float" office:value="-1.2882018479033368" table:formula="of:=(([.F40]-[.F39])/[.F39])*100" table:style-name="ce2">
            <text:p>-1,2882</text:p>
          </table:table-cell>
          <table:table-cell office:value-type="float" office:value="148.78048780487808" table:formula="of:=(([.H40]-[.H39])/[.H39])*100" table:style-name="ce2">
            <text:p>148,7805</text:p>
          </table:table-cell>
          <table:table-cell office:value-type="float" office:value="9.9730458221024278" table:formula="of:=(([.I40]-[.I39])/[.I39])*100" table:style-name="ce2">
            <text:p>9,9730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13" table:style-name="ce4">
            <text:p>Italie</text:p>
          </table:table-cell>
          <table:table-cell office:value-type="float" office:value="1992" table:style-name="ce1">
            <text:p>1992</text:p>
          </table:table-cell>
          <table:table-cell office:value-type="float" office:value="611" table:style-name="ce1">
            <text:p>611</text:p>
          </table:table-cell>
          <table:table-cell office:value-type="float" office:value="66" table:style-name="ce1">
            <text:p>66</text:p>
          </table:table-cell>
          <table:table-cell office:value-type="float" office:value="167" table:style-name="ce1">
            <text:p>167</text:p>
          </table:table-cell>
          <table:table-cell office:value-type="float" office:value="0.27332242225859249" table:formula="of:=[.E41]/[.C41]" table:style-name="ce1">
            <text:p>0,273322422</text:p>
          </table:table-cell>
          <table:table-cell office:value-type="float" office:value="14" table:style-name="ce1">
            <text:p>14</text:p>
          </table:table-cell>
          <table:table-cell office:value-type="float" office:value="8.3832335329341312E-2" table:formula="of:=[.G41]/[.E41]" table:style-name="ce2">
            <text:p>0,0838</text:p>
          </table:table-cell>
          <table:table-cell office:value-type="float" office:value="0.21212121212121213" table:formula="of:=[.G41]/[.D41]" table:style-name="ce2">
            <text:p>0,2121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covered-table-cell/>
          <table:table-cell office:value-type="float" office:value="1994" table:style-name="ce1">
            <text:p>1994</text:p>
          </table:table-cell>
          <table:table-cell office:value-type="float" office:value="193" table:style-name="ce1">
            <text:p>193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float" office:value="0.31606217616580312" table:formula="of:=[.E42]/[.C42]" table:style-name="ce1">
            <text:p>0,316062176</text:p>
          </table:table-cell>
          <table:table-cell office:value-type="float" office:value="13" table:style-name="ce1">
            <text:p>13</text:p>
          </table:table-cell>
          <table:table-cell office:value-type="float" office:value="0.21311475409836064" table:formula="of:=[.G42]/[.E42]" table:style-name="ce2">
            <text:p>0,2131</text:p>
          </table:table-cell>
          <table:table-cell office:value-type="float" office:value="0.40625" table:formula="of:=[.G42]/[.D42]" table:style-name="ce2">
            <text:p>0,4063</text:p>
          </table:table-cell>
          <table:table-cell office:value-type="float" office:value="15.637119543296823" table:formula="of:=(([.F42]-[.F41])/[.F41])*100" table:style-name="ce2">
            <text:p>15,6371</text:p>
          </table:table-cell>
          <table:table-cell office:value-type="float" office:value="154.21545667447307" table:formula="of:=(([.H42]-[.H41])/[.H41])*100" table:style-name="ce2">
            <text:p>154,2155</text:p>
          </table:table-cell>
          <table:table-cell office:value-type="float" office:value="91.517857142857139" table:formula="of:=(([.I42]-[.I41])/[.I41])*100" table:style-name="ce2">
            <text:p>91,5179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6" table:style-name="ce1">
            <text:p>1996</text:p>
          </table:table-cell>
          <table:table-cell office:value-type="float" office:value="460" table:style-name="ce1">
            <text:p>460</text:p>
          </table:table-cell>
          <table:table-cell office:value-type="float" office:value="71" table:style-name="ce1">
            <text:p>71</text:p>
          </table:table-cell>
          <table:table-cell office:value-type="float" office:value="136" table:style-name="ce1">
            <text:p>136</text:p>
          </table:table-cell>
          <table:table-cell office:value-type="float" office:value="0.29565217391304349" table:formula="of:=[.E43]/[.C43]" table:style-name="ce1">
            <text:p>0,295652174</text:p>
          </table:table-cell>
          <table:table-cell office:value-type="float" office:value="17" table:style-name="ce1">
            <text:p>17</text:p>
          </table:table-cell>
          <table:table-cell office:value-type="float" office:value="0.125" table:formula="of:=[.G43]/[.E43]" table:style-name="ce2">
            <text:p>0,1250</text:p>
          </table:table-cell>
          <table:table-cell office:value-type="float" office:value="0.23943661971830985" table:formula="of:=[.G43]/[.D43]" table:style-name="ce2">
            <text:p>0,2394</text:p>
          </table:table-cell>
          <table:table-cell office:value-type="float" office:value="-6.4575908766928007" table:formula="of:=(([.F43]-[.F42])/[.F42])*100" table:style-name="ce2">
            <text:p>-6,4576</text:p>
          </table:table-cell>
          <table:table-cell office:value-type="float" office:value="-41.346153846153847" table:formula="of:=(([.H43]-[.H42])/[.H42])*100" table:style-name="ce2">
            <text:p>-41,3462</text:p>
          </table:table-cell>
          <table:table-cell office:value-type="float" office:value="-41.061755146262193" table:formula="of:=(([.I43]-[.I42])/[.I42])*100" table:style-name="ce2">
            <text:p>-41,0618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8" table:style-name="ce1">
            <text:p>1998</text:p>
          </table:table-cell>
          <table:table-cell office:value-type="float" office:value="179" table:style-name="ce1">
            <text:p>179</text:p>
          </table:table-cell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office:value-type="float" office:value="0.32960893854748602" table:formula="of:=[.E44]/[.C44]" table:style-name="ce1">
            <text:p>0,329608939</text:p>
          </table:table-cell>
          <table:table-cell office:value-type="float" office:value="7" table:style-name="ce1">
            <text:p>7</text:p>
          </table:table-cell>
          <table:table-cell office:value-type="float" office:value="0.11864406779661017" table:formula="of:=[.G44]/[.E44]" table:style-name="ce2">
            <text:p>0,1186</text:p>
          </table:table-cell>
          <table:table-cell office:value-type="float" office:value="0.41176470588235292" table:formula="of:=[.G44]/[.D44]" table:style-name="ce2">
            <text:p>0,4118</text:p>
          </table:table-cell>
          <table:table-cell office:value-type="float" office:value="11.485376273414385" table:formula="of:=(([.F44]-[.F43])/[.F43])*100" table:style-name="ce2">
            <text:p>11,4854</text:p>
          </table:table-cell>
          <table:table-cell office:value-type="float" office:value="-5.0847457627118615" table:formula="of:=(([.H44]-[.H43])/[.H43])*100" table:style-name="ce2">
            <text:p>-5,0847</text:p>
          </table:table-cell>
          <table:table-cell office:value-type="float" office:value="71.972318339100354" table:formula="of:=(([.I44]-[.I43])/[.I43])*100" table:style-name="ce2">
            <text:p>71,9723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0" table:style-name="ce1">
            <text:p>2000</text:p>
          </table:table-cell>
          <table:table-cell office:value-type="float" office:value="457" table:style-name="ce1">
            <text:p>457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office:value-type="float" office:value="0.35010940919037198" table:formula="of:=[.E45]/[.C45]" table:style-name="ce1">
            <text:p>0,350109409</text:p>
          </table:table-cell>
          <table:table-cell office:value-type="float" office:value="13" table:style-name="ce1">
            <text:p>13</text:p>
          </table:table-cell>
          <table:table-cell office:value-type="float" office:value="8.1250000000000003E-2" table:formula="of:=[.G45]/[.E45]" table:style-name="ce2">
            <text:p>0,0813</text:p>
          </table:table-cell>
          <table:table-cell office:value-type="float" office:value="0.2" table:formula="of:=[.G45]/[.D45]" table:style-name="ce2">
            <text:p>0,2000</text:p>
          </table:table-cell>
          <table:table-cell office:value-type="float" office:value="6.2196343136891308" table:formula="of:=(([.F45]-[.F44])/[.F44])*100" table:style-name="ce2">
            <text:p>6,2196</text:p>
          </table:table-cell>
          <table:table-cell office:value-type="float" office:value="-31.517857142857142" table:formula="of:=(([.H45]-[.H44])/[.H44])*100" table:style-name="ce2">
            <text:p>-31,5179</text:p>
          </table:table-cell>
          <table:table-cell office:value-type="float" office:value="-51.428571428571423" table:formula="of:=(([.I45]-[.I44])/[.I44])*100" table:style-name="ce2">
            <text:p>-51,4286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2" table:style-name="ce1">
            <text:p>2002</text:p>
          </table:table-cell>
          <table:table-cell office:value-type="float" office:value="198" table:style-name="ce1">
            <text:p>198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float" office:value="0.45454545454545453" table:formula="of:=[.E46]/[.C46]" table:style-name="ce1">
            <text:p>0,454545455</text:p>
          </table:table-cell>
          <table:table-cell office:value-type="float" office:value="9" table:style-name="ce1">
            <text:p>9</text:p>
          </table:table-cell>
          <table:table-cell office:value-type="float" office:value="0.1" table:formula="of:=[.G46]/[.E46]" table:style-name="ce2">
            <text:p>0,1000</text:p>
          </table:table-cell>
          <table:table-cell office:value-type="float" office:value="0.42857142857142855" table:formula="of:=[.G46]/[.D46]" table:style-name="ce2">
            <text:p>0,4286</text:p>
          </table:table-cell>
          <table:table-cell office:value-type="float" office:value="29.829545454545453" table:formula="of:=(([.F46]-[.F45])/[.F45])*100" table:style-name="ce2">
            <text:p>29,8295</text:p>
          </table:table-cell>
          <table:table-cell office:value-type="float" office:value="23.076923076923077" table:formula="of:=(([.H46]-[.H45])/[.H45])*100" table:style-name="ce2">
            <text:p>23,0769</text:p>
          </table:table-cell>
          <table:table-cell office:value-type="float" office:value="114.28571428571426" table:formula="of:=(([.I46]-[.I45])/[.I45])*100" table:style-name="ce2">
            <text:p>114,285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4" table:style-name="ce1">
            <text:p>2004</text:p>
          </table:table-cell>
          <table:table-cell office:value-type="float" office:value="474" table:style-name="ce1">
            <text:p>474</text:p>
          </table:table-cell>
          <table:table-cell office:value-type="float" office:value="104" table:style-name="ce1">
            <text:p>104</text:p>
          </table:table-cell>
          <table:table-cell office:value-type="float" office:value="170" table:style-name="ce1">
            <text:p>170</text:p>
          </table:table-cell>
          <table:table-cell office:value-type="float" office:value="0.35864978902953587" table:formula="of:=[.E47]/[.C47]" table:style-name="ce1">
            <text:p>0,358649789</text:p>
          </table:table-cell>
          <table:table-cell office:value-type="float" office:value="26" table:style-name="ce1">
            <text:p>26</text:p>
          </table:table-cell>
          <table:table-cell office:value-type="float" office:value="0.15294117647058825" table:formula="of:=[.G47]/[.E47]" table:style-name="ce2">
            <text:p>0,1529</text:p>
          </table:table-cell>
          <table:table-cell office:value-type="float" office:value="0.25" table:formula="of:=[.G47]/[.D47]" table:style-name="ce2">
            <text:p>0,2500</text:p>
          </table:table-cell>
          <table:table-cell office:value-type="float" office:value="-21.097046413502106" table:formula="of:=(([.F47]-[.F46])/[.F46])*100" table:style-name="ce2">
            <text:p>-21,0970</text:p>
          </table:table-cell>
          <table:table-cell office:value-type="float" office:value="52.941176470588239" table:formula="of:=(([.H47]-[.H46])/[.H46])*100" table:style-name="ce2">
            <text:p>52,9412</text:p>
          </table:table-cell>
          <table:table-cell office:value-type="float" office:value="-41.666666666666664" table:formula="of:=(([.I47]-[.I46])/[.I46])*100" table:style-name="ce2">
            <text:p>-41,666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6" table:style-name="ce1">
            <text:p>2006</text:p>
          </table:table-cell>
          <table:table-cell office:value-type="float" office:value="290" table:style-name="ce1">
            <text:p>290</text:p>
          </table:table-cell>
          <table:table-cell office:value-type="float" office:value="25" table:style-name="ce1">
            <text:p>25</text:p>
          </table:table-cell>
          <table:table-cell office:value-type="float" office:value="117" table:style-name="ce1">
            <text:p>117</text:p>
          </table:table-cell>
          <table:table-cell office:value-type="float" office:value="0.40344827586206894" table:formula="of:=[.E48]/[.C48]" table:style-name="ce1">
            <text:p>0,403448276</text:p>
          </table:table-cell>
          <table:table-cell office:value-type="float" office:value="10" table:style-name="ce1">
            <text:p>10</text:p>
          </table:table-cell>
          <table:table-cell office:value-type="float" office:value="8.5470085470085472E-2" table:formula="of:=[.G48]/[.E48]" table:style-name="ce2">
            <text:p>0,0855</text:p>
          </table:table-cell>
          <table:table-cell office:value-type="float" office:value="0.4" table:formula="of:=[.G48]/[.D48]" table:style-name="ce2">
            <text:p>0,4000</text:p>
          </table:table-cell>
          <table:table-cell office:value-type="float" office:value="12.490872210953338" table:formula="of:=(([.F48]-[.F47])/[.F47])*100" table:style-name="ce2">
            <text:p>12,4909</text:p>
          </table:table-cell>
          <table:table-cell office:value-type="float" office:value="-44.115713346482579" table:formula="of:=(([.H48]-[.H47])/[.H47])*100" table:style-name="ce2">
            <text:p>-44,1157</text:p>
          </table:table-cell>
          <table:table-cell office:value-type="float" office:value="60.000000000000007" table:formula="of:=(([.I48]-[.I47])/[.I47])*100" table:style-name="ce2">
            <text:p>60,000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8" table:style-name="ce1">
            <text:p>2008</text:p>
          </table:table-cell>
          <table:table-cell office:value-type="float" office:value="459" table:style-name="ce1">
            <text:p>459</text:p>
          </table:table-cell>
          <table:table-cell office:value-type="float" office:value="42" table:style-name="ce1">
            <text:p>42</text:p>
          </table:table-cell>
          <table:table-cell office:value-type="float" office:value="183" table:style-name="ce1">
            <text:p>183</text:p>
          </table:table-cell>
          <table:table-cell office:value-type="float" office:value="0.39869281045751637" table:formula="of:=[.E49]/[.C49]" table:style-name="ce1">
            <text:p>0,39869281</text:p>
          </table:table-cell>
          <table:table-cell office:value-type="float" office:value="14" table:style-name="ce1">
            <text:p>14</text:p>
          </table:table-cell>
          <table:table-cell office:value-type="float" office:value="7.650273224043716E-2" table:formula="of:=[.G49]/[.E49]" table:style-name="ce2">
            <text:p>0,0765</text:p>
          </table:table-cell>
          <table:table-cell office:value-type="float" office:value="0.33333333333333331" table:formula="of:=[.G49]/[.D49]" table:style-name="ce2">
            <text:p>0,3333</text:p>
          </table:table-cell>
          <table:table-cell office:value-type="float" office:value="-1.1787051002737146" table:formula="of:=(([.F49]-[.F48])/[.F48])*100" table:style-name="ce2">
            <text:p>-1,1787</text:p>
          </table:table-cell>
          <table:table-cell office:value-type="float" office:value="-10.491803278688524" table:formula="of:=(([.H49]-[.H48])/[.H48])*100" table:style-name="ce2">
            <text:p>-10,4918</text:p>
          </table:table-cell>
          <table:table-cell office:value-type="float" office:value="-16.666666666666679" table:formula="of:=(([.I49]-[.I48])/[.I48])*100" table:style-name="ce2">
            <text:p>-16,666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0" table:style-name="ce1">
            <text:p>2010</text:p>
          </table:table-cell>
          <table:table-cell office:value-type="float" office:value="208" table:style-name="ce1">
            <text:p>208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0.38461538461538464" table:formula="of:=[.E50]/[.C50]" table:style-name="ce1">
            <text:p>0,384615385</text:p>
          </table:table-cell>
          <table:table-cell office:value-type="float" office:value="1" table:style-name="ce1">
            <text:p>1</text:p>
          </table:table-cell>
          <table:table-cell office:value-type="float" office:value="1.2500000000000001E-2" table:formula="of:=[.G50]/[.E50]" table:style-name="ce5">
            <text:p>0,0125</text:p>
          </table:table-cell>
          <table:table-cell office:value-type="float" office:value="0.2" table:formula="of:=[.G50]/[.D50]" table:style-name="ce2">
            <text:p>0,2000</text:p>
          </table:table-cell>
          <table:table-cell office:value-type="float" office:value="-3.5308953341740237" table:formula="of:=(([.F50]-[.F49])/[.F49])*100" table:style-name="ce2">
            <text:p>-3,5309</text:p>
          </table:table-cell>
          <table:table-cell office:value-type="float" office:value="-83.660714285714292" table:formula="of:=(([.H50]-[.H49])/[.H49])*100" table:style-name="ce2">
            <text:p>-83,6607</text:p>
          </table:table-cell>
          <table:table-cell office:value-type="float" office:value="-39.999999999999993" table:formula="of:=(([.I50]-[.I49])/[.I49])*100" table:style-name="ce2">
            <text:p>-40,000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2" table:style-name="ce1">
            <text:p>2012</text:p>
          </table:table-cell>
          <table:table-cell office:value-type="float" office:value="382" table:style-name="ce1">
            <text:p>382</text:p>
          </table:table-cell>
          <table:table-cell office:value-type="float" office:value="68" table:style-name="ce1">
            <text:p>68</text:p>
          </table:table-cell>
          <table:table-cell office:value-type="float" office:value="170" table:style-name="ce1">
            <text:p>170</text:p>
          </table:table-cell>
          <table:table-cell office:value-type="float" office:value="0.44502617801047123" table:formula="of:=[.E51]/[.C51]" table:style-name="ce1">
            <text:p>0,445026178</text:p>
          </table:table-cell>
          <table:table-cell office:value-type="float" office:value="16" table:style-name="ce1">
            <text:p>16</text:p>
          </table:table-cell>
          <table:table-cell office:value-type="float" office:value="9.4117647058823528E-2" table:formula="of:=[.G51]/[.E51]" table:style-name="ce2">
            <text:p>0,0941</text:p>
          </table:table-cell>
          <table:table-cell office:value-type="float" office:value="0.23529411764705882" table:formula="of:=[.G51]/[.D51]" table:style-name="ce2">
            <text:p>0,2353</text:p>
          </table:table-cell>
          <table:table-cell office:value-type="float" office:value="15.706806282722512" table:formula="of:=(([.F51]-[.F50])/[.F50])*100" table:style-name="ce2">
            <text:p>15,7068</text:p>
          </table:table-cell>
          <table:table-cell office:value-type="float" office:value="652.94117647058818" table:formula="of:=(([.H51]-[.H50])/[.H50])*100" table:style-name="ce2">
            <text:p>652,9412</text:p>
          </table:table-cell>
          <table:table-cell office:value-type="float" office:value="17.647058823529406" table:formula="of:=(([.I51]-[.I50])/[.I50])*100" table:style-name="ce2">
            <text:p>17,6471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4" table:style-name="ce1">
            <text:p>2014</text:p>
          </table:table-cell>
          <table:table-cell office:value-type="float" office:value="227" table:style-name="ce1">
            <text:p>227</text:p>
          </table:table-cell>
          <table:table-cell office:value-type="float" office:value="14" table:style-name="ce1">
            <text:p>14</text:p>
          </table:table-cell>
          <table:table-cell office:value-type="float" office:value="96" table:style-name="ce1">
            <text:p>96</text:p>
          </table:table-cell>
          <table:table-cell office:value-type="float" office:value="0.42290748898678415" table:formula="of:=[.E52]/[.C52]" table:style-name="ce1">
            <text:p>0,422907489</text:p>
          </table:table-cell>
          <table:table-cell office:value-type="float" office:value="9" table:style-name="ce1">
            <text:p>9</text:p>
          </table:table-cell>
          <table:table-cell office:value-type="float" office:value="9.375E-2" table:formula="of:=[.G52]/[.E52]" table:style-name="ce2">
            <text:p>0,0938</text:p>
          </table:table-cell>
          <table:table-cell office:value-type="float" office:value="0.6428571428571429" table:formula="of:=[.G52]/[.D52]" table:style-name="ce2">
            <text:p>0,6429</text:p>
          </table:table-cell>
          <table:table-cell office:value-type="float" office:value="-4.9701995335579197" table:formula="of:=(([.F52]-[.F51])/[.F51])*100" table:style-name="ce2">
            <text:p>-4,9702</text:p>
          </table:table-cell>
          <table:table-cell office:value-type="float" office:value="-0.39062499999999861" table:formula="of:=(([.H52]-[.H51])/[.H51])*100" table:style-name="ce2">
            <text:p>-0,3906</text:p>
          </table:table-cell>
          <table:table-cell office:value-type="float" office:value="173.21428571428575" table:formula="of:=(([.I52]-[.I51])/[.I51])*100" table:style-name="ce2">
            <text:p>173,2143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6" table:style-name="ce1">
            <text:p>2016</text:p>
          </table:table-cell>
          <table:table-cell office:value-type="float" office:value="399" table:style-name="ce1">
            <text:p>399</text:p>
          </table:table-cell>
          <table:table-cell office:value-type="float" office:value="72" table:style-name="ce1">
            <text:p>72</text:p>
          </table:table-cell>
          <table:table-cell office:value-type="float" office:value="186" table:style-name="ce1">
            <text:p>186</text:p>
          </table:table-cell>
          <table:table-cell office:value-type="float" office:value="0.46616541353383456" table:formula="of:=[.E53]/[.C53]" table:style-name="ce1">
            <text:p>0,466165414</text:p>
          </table:table-cell>
          <table:table-cell office:value-type="float" office:value="23" table:style-name="ce1">
            <text:p>23</text:p>
          </table:table-cell>
          <table:table-cell office:value-type="float" office:value="0.12365591397849462" table:formula="of:=[.G53]/[.E53]" table:style-name="ce2">
            <text:p>0,1237</text:p>
          </table:table-cell>
          <table:table-cell office:value-type="float" office:value="0.31944444444444442" table:formula="of:=[.G53]/[.D53]" table:style-name="ce2">
            <text:p>0,3194</text:p>
          </table:table-cell>
          <table:table-cell office:value-type="float" office:value="10.228696741854627" table:formula="of:=(([.F53]-[.F52])/[.F52])*100" table:style-name="ce2">
            <text:p>10,2287</text:p>
          </table:table-cell>
          <table:table-cell office:value-type="float" office:value="31.899641577060933" table:formula="of:=(([.H53]-[.H52])/[.H52])*100" table:style-name="ce2">
            <text:p>31,8996</text:p>
          </table:table-cell>
          <table:table-cell office:value-type="float" office:value="-50.308641975308653" table:formula="of:=(([.I53]-[.I52])/[.I52])*100" table:style-name="ce2">
            <text:p>-50,3086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13" table:style-name="ce4">
            <text:p>France</text:p>
          </table:table-cell>
          <table:table-cell office:value-type="float" office:value="1992" table:style-name="ce1">
            <text:p>1992</text:p>
          </table:table-cell>
          <table:table-cell office:value-type="float" office:value="670" table:style-name="ce1">
            <text:p>670</text:p>
          </table:table-cell>
          <table:table-cell office:value-type="float" office:value="69" table:style-name="ce1">
            <text:p>69</text:p>
          </table:table-cell>
          <table:table-cell office:value-type="float" office:value="226" table:style-name="ce1">
            <text:p>226</text:p>
          </table:table-cell>
          <table:table-cell office:value-type="float" office:value="0.33731343283582088" table:formula="of:=[.E54]/[.C54]" table:style-name="ce1">
            <text:p>0,337313433</text:p>
          </table:table-cell>
          <table:table-cell office:value-type="float" office:value="13" table:style-name="ce1">
            <text:p>13</text:p>
          </table:table-cell>
          <table:table-cell office:value-type="float" office:value="5.7522123893805309E-2" table:formula="of:=[.G54]/[.E54]" table:style-name="ce2">
            <text:p>0,0575</text:p>
          </table:table-cell>
          <table:table-cell office:value-type="float" office:value="0.18840579710144928" table:formula="of:=[.G54]/[.D54]" table:style-name="ce2">
            <text:p>0,1884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covered-table-cell/>
          <table:table-cell office:value-type="float" office:value="1994" table:style-name="ce1">
            <text:p>1994</text:p>
          </table:table-cell>
          <table:table-cell office:value-type="float" office:value="169" table:style-name="ce1">
            <text:p>169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0.37278106508875741" table:formula="of:=[.E55]/[.C55]" table:style-name="ce1">
            <text:p>0,372781065</text:p>
          </table:table-cell>
          <table:table-cell office:value-type="float" office:value="5" table:style-name="ce1">
            <text:p>5</text:p>
          </table:table-cell>
          <table:table-cell office:value-type="float" office:value="7.9365079365079361E-2" table:formula="of:=[.G55]/[.E55]" table:style-name="ce2">
            <text:p>0,0794</text:p>
          </table:table-cell>
          <table:table-cell office:value-type="float" office:value="0.45454545454545453" table:formula="of:=[.G55]/[.D55]" table:style-name="ce2">
            <text:p>0,4545</text:p>
          </table:table-cell>
          <table:table-cell office:value-type="float" office:value="10.5147405351626" table:formula="of:=(([.F55]-[.F54])/[.F54])*100" table:style-name="ce2">
            <text:p>10,5147</text:p>
          </table:table-cell>
          <table:table-cell office:value-type="float" office:value="37.973137973137966" table:formula="of:=(([.H55]-[.H54])/[.H54])*100" table:style-name="ce2">
            <text:p>37,9731</text:p>
          </table:table-cell>
          <table:table-cell office:value-type="float" office:value="141.25874125874125" table:formula="of:=(([.I55]-[.I54])/[.I54])*100" table:style-name="ce2">
            <text:p>141,258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6" table:style-name="ce1">
            <text:p>1996</text:p>
          </table:table-cell>
          <table:table-cell office:value-type="float" office:value="453" table:style-name="ce1">
            <text:p>45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float" office:value="0.37527593818984545" table:formula="of:=[.E56]/[.C56]" table:style-name="ce1">
            <text:p>0,375275938</text:p>
          </table:table-cell>
          <table:table-cell office:value-type="float" office:value="19" table:style-name="ce1">
            <text:p>19</text:p>
          </table:table-cell>
          <table:table-cell office:value-type="float" office:value="0.11176470588235295" table:formula="of:=[.G56]/[.E56]" table:style-name="ce2">
            <text:p>0,1118</text:p>
          </table:table-cell>
          <table:table-cell office:value-type="float" office:value="0.37254901960784315" table:formula="of:=[.G56]/[.D56]" table:style-name="ce2">
            <text:p>0,3725</text:p>
          </table:table-cell>
          <table:table-cell office:value-type="float" office:value="0.66925960965694919" table:formula="of:=(([.F56]-[.F55])/[.F55])*100" table:style-name="ce2">
            <text:p>0,6693</text:p>
          </table:table-cell>
          <table:table-cell office:value-type="float" office:value="40.823529411764717" table:formula="of:=(([.H56]-[.H55])/[.H55])*100" table:style-name="ce2">
            <text:p>40,8235</text:p>
          </table:table-cell>
          <table:table-cell office:value-type="float" office:value="-18.039215686274503" table:formula="of:=(([.I56]-[.I55])/[.I55])*100" table:style-name="ce2">
            <text:p>-18,0392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998" table:style-name="ce1">
            <text:p>1998</text:p>
          </table:table-cell>
          <table:table-cell office:value-type="float" office:value="159" table:style-name="ce1">
            <text:p>159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float" office:value="0.33962264150943394" table:formula="of:=[.E57]/[.C57]" table:style-name="ce1">
            <text:p>0,339622642</text:p>
          </table:table-cell>
          <table:table-cell office:value-type="float" office:value="3" table:style-name="ce1">
            <text:p>3</text:p>
          </table:table-cell>
          <table:table-cell office:value-type="float" office:value="5.5555555555555552E-2" table:formula="of:=[.G57]/[.E57]" table:style-name="ce2">
            <text:p>0,0556</text:p>
          </table:table-cell>
          <table:table-cell office:value-type="float" office:value="0.2" table:formula="of:=[.G57]/[.D57]" table:style-name="ce2">
            <text:p>0,2000</text:p>
          </table:table-cell>
          <table:table-cell office:value-type="float" office:value="-9.5005549389567143" table:formula="of:=(([.F57]-[.F56])/[.F56])*100" table:style-name="ce2">
            <text:p>-9,5006</text:p>
          </table:table-cell>
          <table:table-cell office:value-type="float" office:value="-50.292397660818722" table:formula="of:=(([.H57]-[.H56])/[.H56])*100" table:style-name="ce2">
            <text:p>-50,2924</text:p>
          </table:table-cell>
          <table:table-cell office:value-type="float" office:value="-46.315789473684212" table:formula="of:=(([.I57]-[.I56])/[.I56])*100" table:style-name="ce2">
            <text:p>-46,3158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0" table:style-name="ce1">
            <text:p>2000</text:p>
          </table:table-cell>
          <table:table-cell office:value-type="float" office:value="470" table:style-name="ce1">
            <text:p>470</text:p>
          </table:table-cell>
          <table:table-cell office:value-type="float" office:value="66" table:style-name="ce1">
            <text:p>66</text:p>
          </table:table-cell>
          <table:table-cell office:value-type="float" office:value="174" table:style-name="ce1">
            <text:p>174</text:p>
          </table:table-cell>
          <table:table-cell office:value-type="float" office:value="0.37021276595744679" table:formula="of:=[.E58]/[.C58]" table:style-name="ce1">
            <text:p>0,370212766</text:p>
          </table:table-cell>
          <table:table-cell office:value-type="float" office:value="13" table:style-name="ce1">
            <text:p>13</text:p>
          </table:table-cell>
          <table:table-cell office:value-type="float" office:value="7.4712643678160925E-2" table:formula="of:=[.G58]/[.E58]" table:style-name="ce2">
            <text:p>0,0747</text:p>
          </table:table-cell>
          <table:table-cell office:value-type="float" office:value="0.19696969696969696" table:formula="of:=[.G58]/[.D58]" table:style-name="ce2">
            <text:p>0,1970</text:p>
          </table:table-cell>
          <table:table-cell office:value-type="float" office:value="9.0070921985815602" table:formula="of:=(([.F58]-[.F57])/[.F57])*100" table:style-name="ce2">
            <text:p>9,0071</text:p>
          </table:table-cell>
          <table:table-cell office:value-type="float" office:value="34.482758620689673" table:formula="of:=(([.H58]-[.H57])/[.H57])*100" table:style-name="ce2">
            <text:p>34,4828</text:p>
          </table:table-cell>
          <table:table-cell office:value-type="float" office:value="-1.5151515151515249" table:formula="of:=(([.I58]-[.I57])/[.I57])*100" table:style-name="ce2">
            <text:p>-1,5152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2" table:style-name="ce1">
            <text:p>2002</text:p>
          </table:table-cell>
          <table:table-cell office:value-type="float" office:value="176" table:style-name="ce1">
            <text:p>176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0.27840909090909088" table:formula="of:=[.E59]/[.C59]" table:style-name="ce1">
            <text:p>0,278409091</text:p>
          </table:table-cell>
          <table:table-cell office:value-type="float" office:value="6" table:style-name="ce1">
            <text:p>6</text:p>
          </table:table-cell>
          <table:table-cell office:value-type="float" office:value="0.12244897959183673" table:formula="of:=[.G59]/[.E59]" table:style-name="ce2">
            <text:p>0,1224</text:p>
          </table:table-cell>
          <table:table-cell office:value-type="float" office:value="0.4" table:formula="of:=[.G59]/[.D59]" table:style-name="ce2">
            <text:p>0,4000</text:p>
          </table:table-cell>
          <table:table-cell office:value-type="float" office:value="-24.79754440961338" table:formula="of:=(([.F59]-[.F58])/[.F58])*100" table:style-name="ce2">
            <text:p>-24,7975</text:p>
          </table:table-cell>
          <table:table-cell office:value-type="float" office:value="63.89324960753531" table:formula="of:=(([.H59]-[.H58])/[.H58])*100" table:style-name="ce2">
            <text:p>63,8932</text:p>
          </table:table-cell>
          <table:table-cell office:value-type="float" office:value="103.07692307692309" table:formula="of:=(([.I59]-[.I58])/[.I58])*100" table:style-name="ce2">
            <text:p>103,0769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4" table:style-name="ce1">
            <text:p>2004</text:p>
          </table:table-cell>
          <table:table-cell office:value-type="float" office:value="461" table:style-name="ce1">
            <text:p>461</text:p>
          </table:table-cell>
          <table:table-cell office:value-type="float" office:value="53" table:style-name="ce1">
            <text:p>53</text:p>
          </table:table-cell>
          <table:table-cell office:value-type="float" office:value="175" table:style-name="ce1">
            <text:p>175</text:p>
          </table:table-cell>
          <table:table-cell office:value-type="float" office:value="0.37960954446854661" table:formula="of:=[.E60]/[.C60]" table:style-name="ce1">
            <text:p>0,379609544</text:p>
          </table:table-cell>
          <table:table-cell office:value-type="float" office:value="22" table:style-name="ce1">
            <text:p>22</text:p>
          </table:table-cell>
          <table:table-cell office:value-type="float" office:value="0.12571428571428572" table:formula="of:=[.G60]/[.E60]" table:style-name="ce2">
            <text:p>0,1257</text:p>
          </table:table-cell>
          <table:table-cell office:value-type="float" office:value="0.41509433962264153" table:formula="of:=[.G60]/[.D60]" table:style-name="ce2">
            <text:p>0,4151</text:p>
          </table:table-cell>
          <table:table-cell office:value-type="float" office:value="36.349550666253485" table:formula="of:=(([.F60]-[.F59])/[.F59])*100" table:style-name="ce2">
            <text:p>36,3496</text:p>
          </table:table-cell>
          <table:table-cell office:value-type="float" office:value="2.6666666666666763" table:formula="of:=(([.H60]-[.H59])/[.H59])*100" table:style-name="ce2">
            <text:p>2,6667</text:p>
          </table:table-cell>
          <table:table-cell office:value-type="float" office:value="3.7735849056603765" table:formula="of:=(([.I60]-[.I59])/[.I59])*100" table:style-name="ce2">
            <text:p>3,7736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6" table:style-name="ce1">
            <text:p>2006</text:p>
          </table:table-cell>
          <table:table-cell office:value-type="float" office:value="159" table:style-name="ce1">
            <text:p>159</text:p>
          </table:table-cell>
          <table:table-cell office:value-type="float" office:value="15" table:style-name="ce1">
            <text:p>15</text:p>
          </table:table-cell>
          <table:table-cell office:value-type="float" office:value="69" table:style-name="ce1">
            <text:p>69</text:p>
          </table:table-cell>
          <table:table-cell office:value-type="float" office:value="0.43396226415094341" table:formula="of:=[.E61]/[.C61]" table:style-name="ce1">
            <text:p>0,433962264</text:p>
          </table:table-cell>
          <table:table-cell office:value-type="float" office:value="6" table:style-name="ce1">
            <text:p>6</text:p>
          </table:table-cell>
          <table:table-cell office:value-type="float" office:value="8.6956521739130432E-2" table:formula="of:=[.G61]/[.E61]" table:style-name="ce2">
            <text:p>0,0870</text:p>
          </table:table-cell>
          <table:table-cell office:value-type="float" office:value="0.4" table:formula="of:=[.G61]/[.D61]" table:style-name="ce2">
            <text:p>0,4000</text:p>
          </table:table-cell>
          <table:table-cell office:value-type="float" office:value="14.318059299191384" table:formula="of:=(([.F61]-[.F60])/[.F60])*100" table:style-name="ce2">
            <text:p>14,3181</text:p>
          </table:table-cell>
          <table:table-cell office:value-type="float" office:value="-30.830039525691706" table:formula="of:=(([.H61]-[.H60])/[.H60])*100" table:style-name="ce2">
            <text:p>-30,8300</text:p>
          </table:table-cell>
          <table:table-cell office:value-type="float" office:value="-3.6363636363636354" table:formula="of:=(([.I61]-[.I60])/[.I60])*100" table:style-name="ce2">
            <text:p>-3,6364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08" table:style-name="ce1">
            <text:p>2008</text:p>
          </table:table-cell>
          <table:table-cell office:value-type="float" office:value="448" table:style-name="ce1">
            <text:p>448</text:p>
          </table:table-cell>
          <table:table-cell office:value-type="float" office:value="77" table:style-name="ce1">
            <text:p>77</text:p>
          </table:table-cell>
          <table:table-cell office:value-type="float" office:value="182" table:style-name="ce1">
            <text:p>182</text:p>
          </table:table-cell>
          <table:table-cell office:value-type="float" office:value="0.40625" table:formula="of:=[.E62]/[.C62]" table:style-name="ce1">
            <text:p>0,40625</text:p>
          </table:table-cell>
          <table:table-cell office:value-type="float" office:value="10" table:style-name="ce1">
            <text:p>10</text:p>
          </table:table-cell>
          <table:table-cell office:value-type="float" office:value="5.4945054945054944E-2" table:formula="of:=[.G62]/[.E62]" table:style-name="ce2">
            <text:p>0,0549</text:p>
          </table:table-cell>
          <table:table-cell office:value-type="float" office:value="0.12987012987012986" table:formula="of:=[.G62]/[.D62]" table:style-name="ce2">
            <text:p>0,1299</text:p>
          </table:table-cell>
          <table:table-cell office:value-type="float" office:value="-6.3858695652173942" table:formula="of:=(([.F62]-[.F61])/[.F61])*100" table:style-name="ce2">
            <text:p>-6,3859</text:p>
          </table:table-cell>
          <table:table-cell office:value-type="float" office:value="-36.81318681318681" table:formula="of:=(([.H62]-[.H61])/[.H61])*100" table:style-name="ce2">
            <text:p>-36,8132</text:p>
          </table:table-cell>
          <table:table-cell office:value-type="float" office:value="-67.532467532467535" table:formula="of:=(([.I62]-[.I61])/[.I61])*100" table:style-name="ce2">
            <text:p>-67,5325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0" table:style-name="ce1">
            <text:p>2010</text:p>
          </table:table-cell>
          <table:table-cell office:value-type="float" office:value="196" table:style-name="ce1">
            <text:p>196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0.36224489795918369" table:formula="of:=[.E63]/[.C63]" table:style-name="ce1">
            <text:p>0,362244898</text:p>
          </table:table-cell>
          <table:table-cell office:value-type="float" office:value="8" table:style-name="ce1">
            <text:p>8</text:p>
          </table:table-cell>
          <table:table-cell office:value-type="float" office:value="0.11267605633802817" table:formula="of:=[.G63]/[.E63]" table:style-name="ce2">
            <text:p>0,1127</text:p>
          </table:table-cell>
          <table:table-cell office:value-type="float" office:value="0.5714285714285714" table:formula="of:=[.G63]/[.D63]" table:style-name="ce2">
            <text:p>0,5714</text:p>
          </table:table-cell>
          <table:table-cell office:value-type="float" office:value="-10.8320251177394" table:formula="of:=(([.F63]-[.F62])/[.F62])*100" table:style-name="ce2">
            <text:p>-10,8320</text:p>
          </table:table-cell>
          <table:table-cell office:value-type="float" office:value="105.07042253521128" table:formula="of:=(([.H63]-[.H62])/[.H62])*100" table:style-name="ce2">
            <text:p>105,0704</text:p>
          </table:table-cell>
          <table:table-cell office:value-type="float" office:value="340.00000000000006" table:formula="of:=(([.I63]-[.I62])/[.I62])*100" table:style-name="ce2">
            <text:p>340,000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2" table:style-name="ce1">
            <text:p>2012</text:p>
          </table:table-cell>
          <table:table-cell office:value-type="float" office:value="426" table:style-name="ce1">
            <text:p>426</text:p>
          </table:table-cell>
          <table:table-cell office:value-type="float" office:value="82" table:style-name="ce1">
            <text:p>82</text:p>
          </table:table-cell>
          <table:table-cell office:value-type="float" office:value="183" table:style-name="ce1">
            <text:p>183</text:p>
          </table:table-cell>
          <table:table-cell office:value-type="float" office:value="0.42957746478873238" table:formula="of:=[.E64]/[.C64]" table:style-name="ce1">
            <text:p>0,429577465</text:p>
          </table:table-cell>
          <table:table-cell office:value-type="float" office:value="31" table:style-name="ce1">
            <text:p>31</text:p>
          </table:table-cell>
          <table:table-cell office:value-type="float" office:value="0.16939890710382513" table:formula="of:=[.G64]/[.E64]" table:style-name="ce2">
            <text:p>0,1694</text:p>
          </table:table-cell>
          <table:table-cell office:value-type="float" office:value="0.37804878048780488" table:formula="of:=[.G64]/[.D64]" table:style-name="ce2">
            <text:p>0,3780</text:p>
          </table:table-cell>
          <table:table-cell office:value-type="float" office:value="18.587581829002172" table:formula="of:=(([.F64]-[.F63])/[.F63])*100" table:style-name="ce2">
            <text:p>18,5876</text:p>
          </table:table-cell>
          <table:table-cell office:value-type="float" office:value="50.341530054644799" table:formula="of:=(([.H64]-[.H63])/[.H63])*100" table:style-name="ce2">
            <text:p>50,3415</text:p>
          </table:table-cell>
          <table:table-cell office:value-type="float" office:value="-33.841463414634141" table:formula="of:=(([.I64]-[.I63])/[.I63])*100" table:style-name="ce2">
            <text:p>-33,8415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4" table:style-name="ce1">
            <text:p>2014</text:p>
          </table:table-cell>
          <table:table-cell office:value-type="float" office:value="201" table:style-name="ce1">
            <text:p>201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office:value-type="float" office:value="0.36815920398009949" table:formula="of:=[.E65]/[.C65]" table:style-name="ce1">
            <text:p>0,368159204</text:p>
          </table:table-cell>
          <table:table-cell office:value-type="float" office:value="3" table:style-name="ce1">
            <text:p>3</text:p>
          </table:table-cell>
          <table:table-cell office:value-type="float" office:value="4.0540540540540543E-2" table:formula="of:=[.G65]/[.E65]" table:style-name="ce2">
            <text:p>0,0405</text:p>
          </table:table-cell>
          <table:table-cell office:value-type="float" office:value="0.16666666666666666" table:formula="of:=[.G65]/[.D65]" table:style-name="ce2">
            <text:p>0,1667</text:p>
          </table:table-cell>
          <table:table-cell office:value-type="float" office:value="-14.297365630862084" table:formula="of:=(([.F65]-[.F64])/[.F64])*100" table:style-name="ce2">
            <text:p>-14,2974</text:p>
          </table:table-cell>
          <table:table-cell office:value-type="float" office:value="-76.068003487358325" table:formula="of:=(([.H65]-[.H64])/[.H64])*100" table:style-name="ce2">
            <text:p>-76,0680</text:p>
          </table:table-cell>
          <table:table-cell office:value-type="float" office:value="-55.913978494623663" table:formula="of:=(([.I65]-[.I64])/[.I64])*100" table:style-name="ce2">
            <text:p>-55,9140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2016" table:style-name="ce1">
            <text:p>2016</text:p>
          </table:table-cell>
          <table:table-cell office:value-type="float" office:value="512" table:style-name="ce1">
            <text:p>512</text:p>
          </table:table-cell>
          <table:table-cell office:value-type="float" office:value="96" table:style-name="ce1">
            <text:p>96</text:p>
          </table:table-cell>
          <table:table-cell office:value-type="float" office:value="217" table:style-name="ce1">
            <text:p>217</text:p>
          </table:table-cell>
          <table:table-cell office:value-type="float" office:value="0.423828125" table:formula="of:=[.E66]/[.C66]" table:style-name="ce1">
            <text:p>0,423828125</text:p>
          </table:table-cell>
          <table:table-cell office:value-type="float" office:value="28" table:style-name="ce1">
            <text:p>28</text:p>
          </table:table-cell>
          <table:table-cell office:value-type="float" office:value="0.12903225806451613" table:formula="of:=[.G66]/[.E66]" table:style-name="ce2">
            <text:p>0,1290</text:p>
          </table:table-cell>
          <table:table-cell office:value-type="float" office:value="0.29166666666666669" table:formula="of:=[.G66]/[.D66]" table:style-name="ce2">
            <text:p>0,2917</text:p>
          </table:table-cell>
          <table:table-cell office:value-type="float" office:value="15.120882601351354" table:formula="of:=(([.F66]-[.F65])/[.F65])*100" table:style-name="ce2">
            <text:p>15,1209</text:p>
          </table:table-cell>
          <table:table-cell office:value-type="float" office:value="218.27956989247309" table:formula="of:=(([.H66]-[.H65])/[.H65])*100" table:style-name="ce2">
            <text:p>218,2796</text:p>
          </table:table-cell>
          <table:table-cell office:value-type="float" office:value="75.000000000000028" table:formula="of:=(([.I66]-[.I65])/[.I65])*100" table:style-name="ce2">
            <text:p>75,0000</text:p>
          </table:table-cell>
          <table:table-cell table:number-columns-repeated="16372"/>
        </table:table-row>
        <table:table-row table:number-rows-repeated="1048510" table:style-name="ro1">
          <table:table-cell table:number-columns-repeated="16384"/>
        </table:table-row>
      </table:table>
      <table:database-ranges>
        <table:database-range table:target-range-address="Feuil1.B1:Feuil1.C66" table:name="Tableau_resultat__2" table:display-filter-buttons="true" table:on-update-keep-size="false" table:on-update-keep-styles="true" table:refresh-delay="false">
          <table:database-source-sql table:database-name="Provider=Microsoft.Mashup.OleDb.1;Data Source=$Workbook$;Location=&quot;resultat (2)&quot;;Extended Properties=&quot;&quot;" table:sql-statement="SELECT * FROM [resultat (2)]"/>
        </table:database-range>
        <table:database-range table:target-range-address="Feuil1.D1:Feuil1.D66" table:name="Tableau_resultat__5" table:display-filter-buttons="true" table:on-update-keep-size="false" table:on-update-keep-styles="true" table:refresh-delay="false">
          <table:database-source-sql table:database-name="Provider=Microsoft.Mashup.OleDb.1;Data Source=$Workbook$;Location=&quot;resultat (5)&quot;;Extended Properties=&quot;&quot;" table:sql-statement="SELECT * FROM [resultat (5)]"/>
        </table:database-range>
        <table:database-range table:target-range-address="Feuil1.E1:Feuil1.F66" table:name="Tableau_resultat__6" table:display-filter-buttons="true" table:on-update-keep-size="false" table:on-update-keep-styles="true" table:refresh-delay="false">
          <table:database-source-sql table:database-name="Provider=Microsoft.Mashup.OleDb.1;Data Source=$Workbook$;Location=&quot;resultat (6)&quot;;Extended Properties=&quot;&quot;" table:sql-statement="SELECT * FROM [resultat (6)]"/>
        </table:database-range>
        <table:database-range table:target-range-address="Feuil1.G1:Feuil1.K66" table:name="Tableau_resultat__7" table:display-filter-buttons="true" table:on-update-keep-size="false" table:on-update-keep-styles="true" table:refresh-delay="false">
          <table:database-source-sql table:database-name="Provider=Microsoft.Mashup.OleDb.1;Data Source=$Workbook$;Location=&quot;resultat (7)&quot;;Extended Properties=&quot;&quot;" table:sql-statement="SELECT * FROM [resultat (7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baptiste bertout</meta:initial-creator>
    <dc:creator>baptiste bertout</dc:creator>
    <meta:creation-date>2023-05-06T14:46:08Z</meta:creation-date>
    <dc:date>2023-05-19T02:49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539.546377952756pt" svg:width="747.4024409448818pt" chart:style-name="Crt0">
        <chart:title chart:style-name="CT00">
          <text:p text:style-name="a0" text:class-names="" text:cond-style-name="">Evolution de la proportion de femme participant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1.$B$2:.$B$14"/>
          </chart:axis>
          <chart:series chart:label-cell-address="Feuil1.$A$2" chart:values-cell-range-address="Feuil1.$J$2:.$J$14" chart:class="chart:bar" chart:attached-axis="primary-y" chart:style-name="G0S0">
            <chart:data-point chart:repeated="13"/>
          </chart:series>
          <chart:series chart:label-cell-address="Feuil1.$A$15" chart:values-cell-range-address="Feuil1.$J$15:.$J$27" chart:class="chart:bar" chart:attached-axis="primary-y" chart:style-name="G0S1">
            <chart:data-point chart:repeated="13"/>
          </chart:series>
          <chart:series chart:label-cell-address="Feuil1.$A$28" chart:values-cell-range-address="Feuil1.$J$28:.$J$40" chart:class="chart:bar" chart:attached-axis="primary-y" chart:style-name="G0S2">
            <chart:data-point chart:repeated="13"/>
          </chart:series>
          <chart:series chart:label-cell-address="Feuil1.$A$41" chart:values-cell-range-address="Feuil1.$J$41:.$J$53" chart:class="chart:bar" chart:attached-axis="primary-y" chart:style-name="G0S3">
            <chart:data-point chart:repeated="13"/>
          </chart:series>
          <chart:series chart:label-cell-address="Feuil1.$A$54" chart:values-cell-range-address="Feuil1.$J$54:.$J$66" chart:class="chart:bar" chart:attached-axis="primary-y" chart:style-name="G0S4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